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3.433cm"/>
    </style:style>
    <style:style style:name="co3" style:family="table-column">
      <style:table-column-properties fo:break-before="auto" style:column-width="7.89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015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4.322cm"/>
    </style:style>
    <style:style style:name="co13" style:family="table-column">
      <style:table-column-properties fo:break-before="auto" style:column-width="5.114cm"/>
    </style:style>
    <style:style style:name="co14" style:family="table-column">
      <style:table-column-properties fo:break-before="auto" style:column-width="2.616cm"/>
    </style:style>
    <style:style style:name="co15" style:family="table-column">
      <style:table-column-properties fo:break-before="auto" style:column-width="3.29cm"/>
    </style:style>
    <style:style style:name="co16" style:family="table-column">
      <style:table-column-properties fo:break-before="auto" style:column-width="2.26cm"/>
    </style:style>
    <style:style style:name="co17" style:family="table-column">
      <style:table-column-properties fo:break-before="auto" style:column-width="3.171cm"/>
    </style:style>
    <style:style style:name="co18" style:family="table-column">
      <style:table-column-properties fo:break-before="auto" style:column-width="4.955cm"/>
    </style:style>
    <style:style style:name="co19" style:family="table-column">
      <style:table-column-properties fo:break-before="auto" style:column-width="4.004cm"/>
    </style:style>
    <style:style style:name="co20" style:family="table-column">
      <style:table-column-properties fo:break-before="auto" style:column-width="4.48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3.291cm"/>
    </style:style>
    <style:style style:name="co23" style:family="table-column">
      <style:table-column-properties fo:break-before="auto" style:column-width="6.899cm"/>
    </style:style>
    <style:style style:name="co24" style:family="table-column">
      <style:table-column-properties fo:break-before="auto" style:column-width="6.779cm"/>
    </style:style>
    <style:style style:name="co25" style:family="table-column">
      <style:table-column-properties fo:break-before="auto" style:column-width="4.163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528cm"/>
    </style:style>
    <style:style style:name="co28" style:family="table-column">
      <style:table-column-properties fo:break-before="auto" style:column-width="3.845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3.886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4.281cm"/>
    </style:style>
    <style:style style:name="co33" style:family="table-column">
      <style:table-column-properties fo:break-before="auto" style:column-width="28.4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95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number:number-style style:name="N8060" number:language="en" number:country="NA">
      <number:scientific-number number:decimal-places="2" number:min-integer-digits="1" number:min-exponent-digits="3"/>
    </number:number-style>
    <number:text-style style:name="N8100" number:language="en" number:country="NA">
      <number:text-content/>
    </number:text-style>
    <style:style style:name="ce1" style:family="table-cell" style:parent-style-name="Default" style:data-style-name="N8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8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8100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4" style:family="table-cell" style:parent-style-name="Default" style:data-style-name="N8100">
      <style:table-cell-properties fo:background-color="#666666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ffff"/>
    </style:style>
    <style:style style:name="ce7" style:family="table-cell" style:parent-style-name="Default" style:data-style-name="N100">
      <style:table-cell-properties fo:background-color="#66666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806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806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8060">
      <style:table-cell-properties fo:background-color="#666666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8060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8060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806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8060">
      <style:table-cell-properties fo:background-color="#ffff66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8060">
      <style:table-cell-properties fo:background-color="#ffff66" style:text-align-source="fix" style:repeat-content="false"/>
      <style:paragraph-properties fo:text-align="center" fo:margin-left="0cm"/>
      <style:text-properties fo:color="#ffff66"/>
    </style:style>
    <style:style style:name="ce20" style:family="table-cell" style:parent-style-name="Default" style:data-style-name="N8060"/>
    <style:style style:name="ce21" style:family="table-cell" style:parent-style-name="Default" style:data-style-name="N8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806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7"/>
    <style:style style:name="ce24" style:family="table-cell" style:parent-style-name="Default" style:data-style-name="N60"/>
    <style:style style:name="ce25" style:family="table-cell" style:parent-style-name="Default" style:data-style-name="N100"/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A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1003" table:default-cell-style-name="ce20"/>
        <table:table-row table:style-name="ro1" table:number-rows-repeated="2">
          <table:table-cell table:number-columns-repeated="1022"/>
        </table:table-row>
        <table:table-row table:style-name="ro2">
          <table:table-cell table:style-name="ce2" office:value-type="string">
            <text:p>Filename</text:p>
          </table:table-cell>
          <table:table-cell table:style-name="ce2" office:value-type="string">
            <text:p>scan number</text:p>
          </table:table-cell>
          <table:table-cell table:style-name="ce9" office:value-type="string">
            <text:p>comment</text:p>
          </table:table-cell>
          <table:table-cell table:style-name="ce9" office:value-type="string">
            <text:p>Plasma size (cm)</text:p>
          </table:table-cell>
          <table:table-cell table:style-name="ce9" office:value-type="string">
            <text:p>Probe position mm</text:p>
          </table:table-cell>
          <table:table-cell table:style-name="ce9" office:value-type="string">
            <text:p>Gas</text:p>
          </table:table-cell>
          <table:table-cell table:style-name="ce9" office:value-type="string">
            <text:p>Pressure (Pa)</text:p>
          </table:table-cell>
          <table:table-cell table:style-name="ce9" office:value-type="string">
            <text:p>Injected Power(W)</text:p>
          </table:table-cell>
          <table:table-cell table:style-name="ce9" office:value-type="string">
            <text:p>Absorbed Power(W)</text:p>
          </table:table-cell>
          <table:table-cell table:style-name="ce9" office:value-type="string">
            <text:p>Resistance (Ohm)</text:p>
          </table:table-cell>
          <table:table-cell table:style-name="ce15" office:value-type="string">
            <text:p>Ieff (A)</text:p>
          </table:table-cell>
          <table:table-cell table:style-name="ce16" office:value-type="string">
            <text:p>ne(cm-3)</text:p>
            <text:p>From software zero 2<text:span text:style-name="T1">nd</text:span></text:p>
          </table:table-cell>
          <table:table-cell table:style-name="ce16" office:value-type="string">
            <text:p>Te(eV)</text:p>
            <text:p>From software zero 2<text:span text:style-name="T1">nd</text:span></text:p>
          </table:table-cell>
          <table:table-cell table:style-name="ce9" office:value-type="string">
            <text:p>ne(cm-3)</text:p>
            <text:p>From software intersecting</text:p>
          </table:table-cell>
          <table:table-cell table:style-name="ce9" office:value-type="string">
            <text:p>Te(eV)</text:p>
            <text:p>From software intersecting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oil resistance</text:p>
          </table:table-cell>
          <table:table-cell office:value-type="string">
            <text:p>no plasma</text:p>
          </table:table-cell>
          <table:table-cell table:formula="of:=10.5" office:value-type="float" office:value="10.5">
            <text:p>1.05E+001</text:p>
          </table:table-cell>
          <table:table-cell table:number-columns-repeated="3"/>
          <table:table-cell table:number-columns-repeated="2" office:value-type="float" office:value="200">
            <text:p>2.00E+002</text:p>
          </table:table-cell>
          <table:table-cell table:formula="of:=([.I4]/[.K4]^2)" office:value-type="float" office:value="0.368339097510203">
            <text:p>3.68E-001</text:p>
          </table:table-cell>
          <table:table-cell table:formula="of:=2.47/0.106" office:value-type="float" office:value="23.3018867924528">
            <text:p>2.33E+001</text:p>
          </table:table-cell>
          <table:table-cell table:number-columns-repeated="1011"/>
        </table:table-row>
        <table:table-row table:style-name="ro1">
          <table:table-cell office:value-type="string">
            <text:p>28092302</text:p>
          </table:table-cell>
          <table:table-cell office:value-type="string">
            <text:p>200 W </text:p>
          </table:table-cell>
          <table:table-cell office:value-type="string">
            <text:p>Center plasma position</text:p>
          </table:table-cell>
          <table:table-cell table:formula="of:=10.5" office:value-type="float" office:value="10.5">
            <text:p>1.05E+001</text:p>
          </table:table-cell>
          <table:table-cell office:value-type="float" office:value="240">
            <text:p>2.40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275">
            <text:p>2.75E+002</text:p>
          </table:table-cell>
          <table:table-cell table:formula="of:=[.H5]-[.J5]*[.K5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7" office:value-type="string">
            <text:p>ne and Te zero 2<text:span text:style-name="T1">nd</text:span> deriv :do not use these ones</text:p>
          </table:table-cell>
          <table:table-cell table:style-name="ce18"/>
          <table:table-cell table:style-name="ce17" office:value-type="string">
            <text:p>ne and Te inter slope : use these ones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1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120">
            <text:p>1.20E+002</text:p>
          </table:table-cell>
          <table:table-cell table:formula="of:=[.H7]-[.J7]*[.K7]^2" office:value-type="float" office:value="85.6571762192951">
            <text:p>8.57E+001</text:p>
          </table:table-cell>
          <table:table-cell office:value-type="float" office:value="0.368">
            <text:p>3.68E-001</text:p>
          </table:table-cell>
          <table:table-cell table:formula="of:=1.024/0.106" office:value-type="float" office:value="9.66037735849057">
            <text:p>9.66E+000</text:p>
          </table:table-cell>
          <table:table-cell table:style-name="ce12" table:formula="of:=152000000000" office:value-type="float" office:value="152000000000">
            <text:p>1.52E+011</text:p>
          </table:table-cell>
          <table:table-cell table:style-name="ce12" table:formula="of:=2.93" office:value-type="float" office:value="2.93">
            <text:p>2.93E+000</text:p>
          </table:table-cell>
          <table:table-cell office:value-type="string">
            <text:p>1.715501E+11</text:p>
          </table:table-cell>
          <table:table-cell office:value-type="string">
            <text:p>2.995005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2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275">
            <text:p>2.75E+002</text:p>
          </table:table-cell>
          <table:table-cell table:formula="of:=[.H8]-[.J8]*[.K8]^2" office:value-type="float" office:value="203.260306158775">
            <text:p>2.03E+002</text:p>
          </table:table-cell>
          <table:table-cell office:value-type="float" office:value="0.368">
            <text:p>3.68E-001</text:p>
          </table:table-cell>
          <table:table-cell table:formula="of:=1.48/0.106" office:value-type="float" office:value="13.9622641509434">
            <text:p>1.40E+001</text:p>
          </table:table-cell>
          <table:table-cell table:style-name="ce12" table:formula="of:=370000000000" office:value-type="float" office:value="370000000000">
            <text:p>3.70E+011</text:p>
          </table:table-cell>
          <table:table-cell table:style-name="ce12" table:formula="of:=3.04" office:value-type="float" office:value="3.04">
            <text:p>3.04E+000</text:p>
          </table:table-cell>
          <table:table-cell office:value-type="string">
            <text:p>4.286548E+11</text:p>
          </table:table-cell>
          <table:table-cell office:value-type="string">
            <text:p>3.043759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3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399">
            <text:p>3.99E+002</text:p>
          </table:table-cell>
          <table:table-cell table:formula="of:=[.H9]-[.J9]*[.K9]^2" office:value-type="float" office:value="295.228978284087">
            <text:p>2.95E+002</text:p>
          </table:table-cell>
          <table:table-cell office:value-type="float" office:value="0.368">
            <text:p>3.68E-001</text:p>
          </table:table-cell>
          <table:table-cell table:formula="of:=1.78/0.106" office:value-type="float" office:value="16.7924528301887">
            <text:p>1.68E+001</text:p>
          </table:table-cell>
          <table:table-cell table:style-name="ce12" table:formula="of:=493000000000" office:value-type="float" office:value="493000000000">
            <text:p>4.93E+011</text:p>
          </table:table-cell>
          <table:table-cell table:style-name="ce12" table:formula="of:=3.17" office:value-type="float" office:value="3.17">
            <text:p>3.17E+000</text:p>
          </table:table-cell>
          <table:table-cell office:value-type="string">
            <text:p>5.923827E+11</text:p>
          </table:table-cell>
          <table:table-cell office:value-type="string">
            <text:p>3.154972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4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525">
            <text:p>5.25E+002</text:p>
          </table:table-cell>
          <table:table-cell table:formula="of:=[.H10]-[.J10]*[.K10]^2" office:value-type="float" office:value="388.699822000712">
            <text:p>3.89E+002</text:p>
          </table:table-cell>
          <table:table-cell office:value-type="float" office:value="0.368">
            <text:p>3.68E-001</text:p>
          </table:table-cell>
          <table:table-cell table:formula="of:=2.04/0.106" office:value-type="float" office:value="19.2452830188679">
            <text:p>1.92E+001</text:p>
          </table:table-cell>
          <table:table-cell table:style-name="ce12" table:formula="of:=621000000000" office:value-type="float" office:value="621000000000">
            <text:p>6.21E+011</text:p>
          </table:table-cell>
          <table:table-cell table:style-name="ce12" table:formula="of:=3.33" office:value-type="float" office:value="3.33">
            <text:p>3.33E+000</text:p>
          </table:table-cell>
          <table:table-cell office:value-type="string">
            <text:p>7.346823E+11</text:p>
          </table:table-cell>
          <table:table-cell office:value-type="string">
            <text:p>3.305642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5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650">
            <text:p>6.50E+002</text:p>
          </table:table-cell>
          <table:table-cell table:formula="of:=[.H11]-[.J11]*[.K11]^2" office:value-type="float" office:value="478.245923816305">
            <text:p>4.78E+002</text:p>
          </table:table-cell>
          <table:table-cell office:value-type="float" office:value="0.368">
            <text:p>3.68E-001</text:p>
          </table:table-cell>
          <table:table-cell table:formula="of:=2.29/0.106" office:value-type="float" office:value="21.6037735849057">
            <text:p>2.16E+001</text:p>
          </table:table-cell>
          <table:table-cell table:style-name="ce12" table:formula="of:=726000000000" office:value-type="float" office:value="726000000000">
            <text:p>7.26E+011</text:p>
          </table:table-cell>
          <table:table-cell table:style-name="ce12" table:formula="of:=3.71" office:value-type="float" office:value="3.71">
            <text:p>3.71E+000</text:p>
          </table:table-cell>
          <table:table-cell office:value-type="string">
            <text:p>8.769415E+11</text:p>
          </table:table-cell>
          <table:table-cell office:value-type="string">
            <text:p>3.423761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6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775">
            <text:p>7.75E+002</text:p>
          </table:table-cell>
          <table:table-cell table:formula="of:=[.H12]-[.J12]*[.K12]^2" office:value-type="float" office:value="570.300818796725">
            <text:p>5.70E+002</text:p>
          </table:table-cell>
          <table:table-cell office:value-type="float" office:value="0.368">
            <text:p>3.68E-001</text:p>
          </table:table-cell>
          <table:table-cell table:formula="of:=2.5/0.106" office:value-type="float" office:value="23.5849056603774">
            <text:p>2.36E+001</text:p>
          </table:table-cell>
          <table:table-cell table:style-name="ce12" table:formula="of:=847000000000" office:value-type="float" office:value="847000000000">
            <text:p>8.47E+011</text:p>
          </table:table-cell>
          <table:table-cell table:style-name="ce12" table:formula="of:=3.72" office:value-type="float" office:value="3.72">
            <text:p>3.72E+000</text:p>
          </table:table-cell>
          <table:table-cell office:value-type="string">
            <text:p>9.903828E+11</text:p>
          </table:table-cell>
          <table:table-cell office:value-type="string">
            <text:p>3.598385</text:p>
          </table:table-cell>
          <table:table-cell table:style-name="ce5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7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900">
            <text:p>9.00E+002</text:p>
          </table:table-cell>
          <table:table-cell table:formula="of:=[.H13]-[.J13]*[.K13]^2" office:value-type="float" office:value="661.2388750445">
            <text:p>6.61E+002</text:p>
          </table:table-cell>
          <table:table-cell office:value-type="float" office:value="0.368">
            <text:p>3.68E-001</text:p>
          </table:table-cell>
          <table:table-cell table:formula="of:=2.7/0.106" office:value-type="float" office:value="25.4716981132075">
            <text:p>2.55E+001</text:p>
          </table:table-cell>
          <table:table-cell table:style-name="ce12" table:formula="of:=905000000000" office:value-type="float" office:value="905000000000">
            <text:p>9.05E+011</text:p>
          </table:table-cell>
          <table:table-cell table:style-name="ce12" table:formula="of:=3.81" office:value-type="float" office:value="3.81">
            <text:p>3.81E+000</text:p>
          </table:table-cell>
          <table:table-cell office:value-type="string">
            <text:p>1.099428E+12</text:p>
          </table:table-cell>
          <table:table-cell office:value-type="string">
            <text:p>3.721044</text:p>
          </table:table-cell>
          <table:table-cell table:style-name="ce5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8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120">
            <text:p>1.20E+002</text:p>
          </table:table-cell>
          <table:table-cell table:formula="of:=[.H14]-[.J14]*[.K14]^2" office:value-type="float" office:value="85.924955500178">
            <text:p>8.59E+001</text:p>
          </table:table-cell>
          <table:table-cell office:value-type="float" office:value="0.368">
            <text:p>3.68E-001</text:p>
          </table:table-cell>
          <table:table-cell table:formula="of:=1.02/0.106" office:value-type="float" office:value="9.62264150943396">
            <text:p>9.62E+000</text:p>
          </table:table-cell>
          <table:table-cell table:style-name="ce12" table:formula="of:=138000000000" office:value-type="float" office:value="138000000000">
            <text:p>1.38E+011</text:p>
          </table:table-cell>
          <table:table-cell table:style-name="ce12" table:formula="of:=3.02" office:value-type="float" office:value="3.02">
            <text:p>3.02E+000</text:p>
          </table:table-cell>
          <table:table-cell office:value-type="string">
            <text:p>1.552699E+11</text:p>
          </table:table-cell>
          <table:table-cell office:value-type="string">
            <text:p>3.075384</text:p>
          </table:table-cell>
          <table:table-cell table:style-name="ce5"/>
          <table:table-cell table:style-name="Default" table:number-columns-repeated="7"/>
          <table:table-cell table:number-columns-repeated="999"/>
        </table:table-row>
        <table:table-row table:style-name="ro1">
          <table:table-cell office:value-type="string">
            <text:p>28092303</text:p>
          </table:table-cell>
          <table:table-cell office:value-type="string">
            <text:p>9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120">
            <text:p>1.20E+002</text:p>
          </table:table-cell>
          <table:table-cell table:formula="of:=[.H15]-[.J15]*[.K15]^2" office:value-type="float" office:value="85.924955500178">
            <text:p>8.59E+001</text:p>
          </table:table-cell>
          <table:table-cell office:value-type="float" office:value="0.368">
            <text:p>3.68E-001</text:p>
          </table:table-cell>
          <table:table-cell table:formula="of:=1.02/0.106" office:value-type="float" office:value="9.62264150943396">
            <text:p>9.62E+000</text:p>
          </table:table-cell>
          <table:table-cell table:style-name="ce12" table:formula="of:=138000000000" office:value-type="float" office:value="138000000000">
            <text:p>1.38E+011</text:p>
          </table:table-cell>
          <table:table-cell table:style-name="ce12" table:formula="of:=2.98" office:value-type="float" office:value="2.98">
            <text:p>2.98E+000</text:p>
          </table:table-cell>
          <table:table-cell office:value-type="string">
            <text:p>1.604714E+11</text:p>
          </table:table-cell>
          <table:table-cell office:value-type="string">
            <text:p>3.054179</text:p>
          </table:table-cell>
          <table:table-cell table:style-name="ce5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3"/>
          <table:table-cell table:style-name="ce6"/>
          <table:table-cell table:style-name="ce10" office:value-type="string">
            <text:p>Pressure scan : DO NOT USE this one</text:p>
          </table:table-cell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4"/>
          <table:table-cell table:style-name="ce5" table:number-columns-repeated="3"/>
          <table:table-cell table:style-name="Default" table:number-columns-repeated="7"/>
          <table:table-cell table:number-columns-repeated="999"/>
        </table:table-row>
        <table:table-row table:style-name="ro1">
          <table:table-cell table:style-name="ce4" office:value-type="string">
            <text:p>28092304</text:p>
          </table:table-cell>
          <table:table-cell table:style-name="ce7"/>
          <table:table-cell table:style-name="ce11" table:number-columns-repeated="11"/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2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0.5" office:value-type="float" office:value="0.5">
            <text:p>5.00E-001</text:p>
          </table:table-cell>
          <table:table-cell table:style-name="ce12" office:value-type="float" office:value="285">
            <text:p>2.85E+002</text:p>
          </table:table-cell>
          <table:table-cell table:style-name="ce12" table:formula="of:=[.H18]-[.J18]*[.K18]^2" office:value-type="float" office:value="202.2">
            <text:p>2.02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59/0.106" office:value-type="float" office:value="15">
            <text:p>1.50E+001</text:p>
          </table:table-cell>
          <table:table-cell table:style-name="ce12" table:formula="of:=160000000000" office:value-type="float" office:value="160000000000">
            <text:p>1.60E+011</text:p>
          </table:table-cell>
          <table:table-cell table:style-name="ce12" table:formula="of:=4.13" office:value-type="float" office:value="4.13">
            <text:p>4.13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3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office:value-type="float" office:value="1">
            <text:p>1.00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19]-[.J19]*[.K19]^2" office:value-type="float" office:value="201.308294766821">
            <text:p>2.01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5/0.106" office:value-type="float" office:value="14.1509433962264">
            <text:p>1.42E+001</text:p>
          </table:table-cell>
          <table:table-cell table:style-name="ce12" table:formula="of:=214000000000" office:value-type="float" office:value="214000000000">
            <text:p>2.14E+011</text:p>
          </table:table-cell>
          <table:table-cell table:style-name="ce12" table:formula="of:=3.59" office:value-type="float" office:value="3.59">
            <text:p>3.59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1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1.98" office:value-type="float" office:value="1.98">
            <text:p>1.98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0]-[.J20]*[.K20]^2" office:value-type="float" office:value="203.260306158775">
            <text:p>2.03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8/0.106" office:value-type="float" office:value="13.9622641509434">
            <text:p>1.40E+001</text:p>
          </table:table-cell>
          <table:table-cell table:style-name="ce12" table:formula="of:=363000000000" office:value-type="float" office:value="363000000000">
            <text:p>3.63E+011</text:p>
          </table:table-cell>
          <table:table-cell table:style-name="ce12" table:formula="of:=3.14" office:value-type="float" office:value="3.14">
            <text:p>3.14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4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office:value-type="float" office:value="3025">
            <text:p>3.03E+003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1]-[.J21]*[.K21]^2" office:value-type="float" office:value="203.260306158775">
            <text:p>2.03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8/0.106" office:value-type="float" office:value="13.9622641509434">
            <text:p>1.40E+001</text:p>
          </table:table-cell>
          <table:table-cell table:style-name="ce12" table:formula="of:=538000000000" office:value-type="float" office:value="538000000000">
            <text:p>5.38E+011</text:p>
          </table:table-cell>
          <table:table-cell table:style-name="ce12" table:formula="of:=2.92" office:value-type="float" office:value="2.92">
            <text:p>2.92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5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3.982" office:value-type="float" office:value="3.982">
            <text:p>3.98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2]-[.J22]*[.K22]^2" office:value-type="float" office:value="203.260306158775">
            <text:p>2.03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8/0.106" office:value-type="float" office:value="13.9622641509434">
            <text:p>1.40E+001</text:p>
          </table:table-cell>
          <table:table-cell table:style-name="ce12" table:formula="of:=741000000000" office:value-type="float" office:value="741000000000">
            <text:p>7.41E+011</text:p>
          </table:table-cell>
          <table:table-cell table:style-name="ce12" table:formula="of:=2.89" office:value-type="float" office:value="2.89">
            <text:p>2.89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6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5.04" office:value-type="float" office:value="5.04">
            <text:p>5.04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3]-[.J23]*[.K23]^2" office:value-type="float" office:value="204.226486294055">
            <text:p>2.04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7/0.106" office:value-type="float" office:value="13.8679245283019">
            <text:p>1.39E+001</text:p>
          </table:table-cell>
          <table:table-cell table:style-name="ce12" table:formula="of:=940000000000" office:value-type="float" office:value="940000000000">
            <text:p>9.40E+011</text:p>
          </table:table-cell>
          <table:table-cell table:style-name="ce12" table:formula="of:=2.86" office:value-type="float" office:value="2.86">
            <text:p>2.86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7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6" office:value-type="float" office:value="6">
            <text:p>6.00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4]-[.J24]*[.K24]^2" office:value-type="float" office:value="205.186116055536">
            <text:p>2.05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6/0.106" office:value-type="float" office:value="13.7735849056604">
            <text:p>1.38E+001</text:p>
          </table:table-cell>
          <table:table-cell table:style-name="ce12" table:formula="of:=1100000000000" office:value-type="float" office:value="1100000000000">
            <text:p>1.10E+012</text:p>
          </table:table-cell>
          <table:table-cell table:style-name="ce12" table:formula="of:=2.91" office:value-type="float" office:value="2.91">
            <text:p>2.91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8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7.02" office:value-type="float" office:value="7.02">
            <text:p>7.02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5]-[.J25]*[.K25]^2" office:value-type="float" office:value="205.186116055536">
            <text:p>2.05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6/0.106" office:value-type="float" office:value="13.7735849056604">
            <text:p>1.38E+001</text:p>
          </table:table-cell>
          <table:table-cell table:style-name="ce12" table:formula="of:=1230000000000" office:value-type="float" office:value="1230000000000">
            <text:p>1.23E+012</text:p>
          </table:table-cell>
          <table:table-cell table:style-name="ce12" table:formula="of:=2.97" office:value-type="float" office:value="2.97">
            <text:p>2.97E+000</text:p>
          </table:table-cell>
          <table:table-cell table:style-name="ce5" table:number-columns-repeated="2"/>
          <table:table-cell table:style-name="Default" table:number-columns-repeated="8"/>
          <table:table-cell table:number-columns-repeated="999"/>
        </table:table-row>
        <table:table-row table:style-name="ro1">
          <table:table-cell table:style-name="ce4"/>
          <table:table-cell table:style-name="ce4" office:value-type="string">
            <text:p>9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8.03" office:value-type="float" office:value="8.03">
            <text:p>8.03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6]-[.J26]*[.K26]^2" office:value-type="float" office:value="205.186116055536">
            <text:p>2.05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6/0.106" office:value-type="float" office:value="13.7735849056604">
            <text:p>1.38E+001</text:p>
          </table:table-cell>
          <table:table-cell table:style-name="ce12" table:formula="of:=1350000000000" office:value-type="float" office:value="1350000000000">
            <text:p>1.35E+012</text:p>
          </table:table-cell>
          <table:table-cell table:style-name="ce12" table:formula="of:=3.02" office:value-type="float" office:value="3.02">
            <text:p>3.02E+000</text:p>
          </table:table-cell>
          <table:table-cell table:style-name="ce5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4"/>
          <table:table-cell table:style-name="ce4" office:value-type="string">
            <text:p>10</text:p>
          </table:table-cell>
          <table:table-cell table:style-name="ce12"/>
          <table:table-cell table:style-name="ce12" table:formula="of:=10.5" office:value-type="float" office:value="10.5">
            <text:p>1.05E+001</text:p>
          </table:table-cell>
          <table:table-cell table:style-name="ce12" office:value-type="float" office:value="283">
            <text:p>2.83E+002</text:p>
          </table:table-cell>
          <table:table-cell table:style-name="ce12" office:value-type="string">
            <text:p>Ar</text:p>
          </table:table-cell>
          <table:table-cell table:style-name="ce12" table:formula="of:=9.97" office:value-type="float" office:value="9.97">
            <text:p>9.97E+000</text:p>
          </table:table-cell>
          <table:table-cell table:style-name="ce12" office:value-type="float" office:value="275">
            <text:p>2.75E+002</text:p>
          </table:table-cell>
          <table:table-cell table:style-name="ce12" table:formula="of:=[.H27]-[.J27]*[.K27]^2" office:value-type="float" office:value="207.085724457102">
            <text:p>2.07E+002</text:p>
          </table:table-cell>
          <table:table-cell table:style-name="ce12" office:value-type="float" office:value="0.368">
            <text:p>3.68E-001</text:p>
          </table:table-cell>
          <table:table-cell table:style-name="ce12" table:formula="of:=1.44/0.106" office:value-type="float" office:value="13.5849056603774">
            <text:p>1.36E+001</text:p>
          </table:table-cell>
          <table:table-cell table:style-name="ce12" table:formula="of:=1500000000000" office:value-type="float" office:value="1500000000000">
            <text:p>1.50E+012</text:p>
          </table:table-cell>
          <table:table-cell table:style-name="ce12" table:formula="of:=3.08" office:value-type="float" office:value="3.08">
            <text:p>3.08E+000</text:p>
          </table:table-cell>
          <table:table-cell table:style-name="ce5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Scan en pression rapide</text:p>
          </table:table-cell>
          <table:table-cell table:style-name="ce5" table:number-columns-repeated="1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string">
            <text:p>28092305</text:p>
          </table:table-cell>
          <table:table-cell office:value-type="string">
            <text:p>1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number-columns-repeated="5" table:style-name="ce5" office:value-type="string">
            <text:p>?</text:p>
          </table:table-cell>
          <table:table-cell table:style-name="ce12" office:value-type="string">
            <text:p>1.575058E+12</text:p>
          </table:table-cell>
          <table:table-cell table:style-name="ce12" office:value-type="string">
            <text:p>3.337698</text:p>
          </table:table-cell>
          <table:table-cell office:value-type="string">
            <text:p>2.004409E+12</text:p>
          </table:table-cell>
          <table:table-cell office:value-type="string">
            <text:p>2.989898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10">
            <text:p>1.00E+001</text:p>
          </table:table-cell>
          <table:table-cell office:value-type="float" office:value="270">
            <text:p>2.70E+002</text:p>
          </table:table-cell>
          <table:table-cell table:formula="of:=[.H30]-[.J30]*[.K30]^2" office:value-type="float" office:value="203.025703097188">
            <text:p>2.03E+002</text:p>
          </table:table-cell>
          <table:table-cell office:value-type="float" office:value="0.368">
            <text:p>3.68E-001</text:p>
          </table:table-cell>
          <table:table-cell table:formula="of:=1.43/0.106" office:value-type="float" office:value="13.4905660377359">
            <text:p>1.35E+001</text:p>
          </table:table-cell>
          <table:table-cell table:style-name="ce12" table:formula="of:=1410000000000" office:value-type="float" office:value="1410000000000">
            <text:p>1.41E+012</text:p>
          </table:table-cell>
          <table:table-cell table:style-name="ce12" table:formula="of:=2.96" office:value-type="float" office:value="2.96">
            <text:p>2.96E+000</text:p>
          </table:table-cell>
          <table:table-cell office:value-type="string">
            <text:p>2.086717E+12</text:p>
          </table:table-cell>
          <table:table-cell table:style-name="ce5" office:value-type="string">
            <text:p>2.780644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office:value-type="string">
            <text:p>3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8">
            <text:p>8.00E+000</text:p>
          </table:table-cell>
          <table:table-cell office:value-type="float" office:value="270">
            <text:p>2.70E+002</text:p>
          </table:table-cell>
          <table:table-cell table:formula="of:=[.H31]-[.J31]*[.K31]^2" office:value-type="float" office:value="202.085724457102">
            <text:p>2.02E+002</text:p>
          </table:table-cell>
          <table:table-cell office:value-type="float" office:value="0.368">
            <text:p>3.68E-001</text:p>
          </table:table-cell>
          <table:table-cell table:formula="of:=1.44/0.106" office:value-type="float" office:value="13.5849056603774">
            <text:p>1.36E+001</text:p>
          </table:table-cell>
          <table:table-cell table:style-name="ce12" table:formula="of:=1310000000000" office:value-type="float" office:value="1310000000000">
            <text:p>1.31E+012</text:p>
          </table:table-cell>
          <table:table-cell table:style-name="ce12" table:formula="of:=2.99" office:value-type="float" office:value="2.99">
            <text:p>2.99E+000</text:p>
          </table:table-cell>
          <table:table-cell office:value-type="string">
            <text:p>1.618512E+12</text:p>
          </table:table-cell>
          <table:table-cell table:style-name="ce5" office:value-type="string">
            <text:p>2.829599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6">
            <text:p>6.00E+000</text:p>
          </table:table-cell>
          <table:table-cell office:value-type="float" office:value="270">
            <text:p>2.70E+002</text:p>
          </table:table-cell>
          <table:table-cell table:formula="of:=[.H32]-[.J32]*[.K32]^2" office:value-type="float" office:value="201.139195443218">
            <text:p>2.01E+002</text:p>
          </table:table-cell>
          <table:table-cell office:value-type="float" office:value="0.368">
            <text:p>3.68E-001</text:p>
          </table:table-cell>
          <table:table-cell table:formula="of:=1.45/0.106" office:value-type="float" office:value="13.6792452830189">
            <text:p>1.37E+001</text:p>
          </table:table-cell>
          <table:table-cell table:style-name="ce12" table:formula="of:=1060000000000" office:value-type="float" office:value="1060000000000">
            <text:p>1.06E+012</text:p>
          </table:table-cell>
          <table:table-cell table:style-name="ce12" table:formula="of:=2.89" office:value-type="float" office:value="2.89">
            <text:p>2.89E+000</text:p>
          </table:table-cell>
          <table:table-cell office:value-type="string">
            <text:p>1.176502E+12</text:p>
          </table:table-cell>
          <table:table-cell table:style-name="ce5" office:value-type="string">
            <text:p>2.74651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/>
          <table:table-cell office:value-type="string">
            <text:p>5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4">
            <text:p>4.00E+000</text:p>
          </table:table-cell>
          <table:table-cell office:value-type="float" office:value="270">
            <text:p>2.70E+002</text:p>
          </table:table-cell>
          <table:table-cell table:formula="of:=[.H33]-[.J33]*[.K33]^2" office:value-type="float" office:value="200.186116055536">
            <text:p>2.00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style-name="ce12" table:formula="of:=737000000000" office:value-type="float" office:value="737000000000">
            <text:p>7.37E+011</text:p>
          </table:table-cell>
          <table:table-cell table:style-name="ce12" table:formula="of:=2.87" office:value-type="float" office:value="2.87">
            <text:p>2.87E+000</text:p>
          </table:table-cell>
          <table:table-cell office:value-type="string">
            <text:p>8.377014E+11</text:p>
          </table:table-cell>
          <table:table-cell table:style-name="ce5" office:value-type="string">
            <text:p>2.810628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6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3">
            <text:p>3.00E+000</text:p>
          </table:table-cell>
          <table:table-cell office:value-type="float" office:value="270">
            <text:p>2.70E+002</text:p>
          </table:table-cell>
          <table:table-cell table:formula="of:=[.H34]-[.J34]*[.K34]^2" office:value-type="float" office:value="200.186116055536">
            <text:p>2.00E+002</text:p>
          </table:table-cell>
          <table:table-cell office:value-type="float" office:value="0.368">
            <text:p>3.68E-001</text:p>
          </table:table-cell>
          <table:table-cell table:formula="of:=1.46/0.106" office:value-type="float" office:value="13.7735849056604">
            <text:p>1.38E+001</text:p>
          </table:table-cell>
          <table:table-cell table:style-name="ce12" table:formula="of:=546000000000" office:value-type="float" office:value="546000000000">
            <text:p>5.46E+011</text:p>
          </table:table-cell>
          <table:table-cell table:style-name="ce12" table:formula="of:=2.91" office:value-type="float" office:value="2.91">
            <text:p>2.91E+000</text:p>
          </table:table-cell>
          <table:table-cell office:value-type="string">
            <text:p>6.271554E+11</text:p>
          </table:table-cell>
          <table:table-cell table:style-name="ce5" office:value-type="string">
            <text:p>2.878044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7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2">
            <text:p>2.00E+000</text:p>
          </table:table-cell>
          <table:table-cell office:value-type="float" office:value="270">
            <text:p>2.70E+002</text:p>
          </table:table-cell>
          <table:table-cell table:formula="of:=[.H35]-[.J35]*[.K35]^2" office:value-type="float" office:value="199.226486294055">
            <text:p>1.99E+002</text:p>
          </table:table-cell>
          <table:table-cell office:value-type="float" office:value="0.368">
            <text:p>3.68E-001</text:p>
          </table:table-cell>
          <table:table-cell table:formula="of:=1.47/0.106" office:value-type="float" office:value="13.8679245283019">
            <text:p>1.39E+001</text:p>
          </table:table-cell>
          <table:table-cell table:style-name="ce12" table:formula="of:=353000000000" office:value-type="float" office:value="353000000000">
            <text:p>3.53E+011</text:p>
          </table:table-cell>
          <table:table-cell table:style-name="ce12" table:formula="of:=3.12" office:value-type="float" office:value="3.12">
            <text:p>3.12E+000</text:p>
          </table:table-cell>
          <table:table-cell office:value-type="string">
            <text:p>4.0745E+11</text:p>
          </table:table-cell>
          <table:table-cell table:style-name="ce5" office:value-type="string">
            <text:p>3.121805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8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office:value-type="float" office:value="1">
            <text:p>1.00E+000</text:p>
          </table:table-cell>
          <table:table-cell office:value-type="float" office:value="270">
            <text:p>2.70E+002</text:p>
          </table:table-cell>
          <table:table-cell table:formula="of:=[.H36]-[.J36]*[.K36]^2" office:value-type="float" office:value="197.287575649697">
            <text:p>1.97E+002</text:p>
          </table:table-cell>
          <table:table-cell office:value-type="float" office:value="0.368">
            <text:p>3.68E-001</text:p>
          </table:table-cell>
          <table:table-cell table:formula="of:=1.49/0.106" office:value-type="float" office:value="14.0566037735849">
            <text:p>1.41E+001</text:p>
          </table:table-cell>
          <table:table-cell table:style-name="ce12" table:formula="of:=216000000000" office:value-type="float" office:value="216000000000">
            <text:p>2.16E+011</text:p>
          </table:table-cell>
          <table:table-cell table:style-name="ce12" table:formula="of:=3.55" office:value-type="float" office:value="3.55">
            <text:p>3.55E+000</text:p>
          </table:table-cell>
          <table:table-cell office:value-type="string">
            <text:p>2.543845E+11</text:p>
          </table:table-cell>
          <table:table-cell table:style-name="ce5" office:value-type="string">
            <text:p>3.602069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9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74" office:value-type="float" office:value="0.74">
            <text:p>7.40E-001</text:p>
          </table:table-cell>
          <table:table-cell office:value-type="float" office:value="275">
            <text:p>2.75E+002</text:p>
          </table:table-cell>
          <table:table-cell table:formula="of:=[.H37]-[.J37]*[.K37]^2" office:value-type="float" office:value="198.331149875401">
            <text:p>1.98E+002</text:p>
          </table:table-cell>
          <table:table-cell office:value-type="float" office:value="0.368">
            <text:p>3.68E-001</text:p>
          </table:table-cell>
          <table:table-cell table:formula="of:=1.53/0.106" office:value-type="float" office:value="14.4339622641509">
            <text:p>1.44E+001</text:p>
          </table:table-cell>
          <table:table-cell table:style-name="ce12" table:formula="of:=187000000000" office:value-type="float" office:value="187000000000">
            <text:p>1.87E+011</text:p>
          </table:table-cell>
          <table:table-cell table:style-name="ce12" table:formula="of:=3.8" office:value-type="float" office:value="3.8">
            <text:p>3.80E+000</text:p>
          </table:table-cell>
          <table:table-cell office:value-type="string">
            <text:p>2.25185E+11</text:p>
          </table:table-cell>
          <table:table-cell table:style-name="ce5" office:value-type="string">
            <text:p>3.881215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10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5" office:value-type="float" office:value="0.5">
            <text:p>5.00E-001</text:p>
          </table:table-cell>
          <table:table-cell office:value-type="float" office:value="280">
            <text:p>2.80E+002</text:p>
          </table:table-cell>
          <table:table-cell table:formula="of:=[.H38]-[.J38]*[.K38]^2" office:value-type="float" office:value="199.269918120328">
            <text:p>1.99E+002</text:p>
          </table:table-cell>
          <table:table-cell office:value-type="float" office:value="0.368">
            <text:p>3.68E-001</text:p>
          </table:table-cell>
          <table:table-cell table:formula="of:=1.57/0.106" office:value-type="float" office:value="14.811320754717">
            <text:p>1.48E+001</text:p>
          </table:table-cell>
          <table:table-cell table:style-name="ce12" table:formula="of:=156000000000" office:value-type="float" office:value="156000000000">
            <text:p>1.56E+011</text:p>
          </table:table-cell>
          <table:table-cell table:style-name="ce12" table:formula="of:=4.11" office:value-type="float" office:value="4.11">
            <text:p>4.11E+000</text:p>
          </table:table-cell>
          <table:table-cell office:value-type="string">
            <text:p>1.998538E+11</text:p>
          </table:table-cell>
          <table:table-cell table:style-name="ce5" office:value-type="string">
            <text:p>4.192852</text:p>
          </table:table-cell>
          <table:table-cell table:style-name="Default" table:number-columns-repeated="6"/>
          <table:table-cell table:number-columns-repeated="1001"/>
        </table:table-row>
        <table:table-row table:style-name="ro1">
          <table:table-cell/>
          <table:table-cell office:value-type="string">
            <text:p>11</text:p>
          </table:table-cell>
          <table:table-cell/>
          <table:table-cell table:formula="of:=10.5" office:value-type="float" office:value="10.5">
            <text:p>1.05E+001</text:p>
          </table:table-cell>
          <table:table-cell office:value-type="float" office:value="283">
            <text:p>2.83E+002</text:p>
          </table:table-cell>
          <table:table-cell office:value-type="string">
            <text:p>Ar</text:p>
          </table:table-cell>
          <table:table-cell table:formula="of:=0.25" office:value-type="float" office:value="0.25">
            <text:p>2.50E-001</text:p>
          </table:table-cell>
          <table:table-cell office:value-type="float" office:value="290">
            <text:p>2.90E+002</text:p>
          </table:table-cell>
          <table:table-cell table:formula="of:=[.H39]-[.J39]*[.K39]^2" office:value-type="float" office:value="198.65831256675">
            <text:p>1.99E+002</text:p>
          </table:table-cell>
          <table:table-cell office:value-type="float" office:value="0.368">
            <text:p>3.68E-001</text:p>
          </table:table-cell>
          <table:table-cell table:formula="of:=1.67/0.106" office:value-type="float" office:value="15.7547169811321">
            <text:p>1.58E+001</text:p>
          </table:table-cell>
          <table:table-cell table:style-name="ce12" table:formula="of:=122000000000" office:value-type="float" office:value="122000000000">
            <text:p>1.22E+011</text:p>
          </table:table-cell>
          <table:table-cell table:style-name="ce12" table:formula="of:=4.93" office:value-type="float" office:value="4.93">
            <text:p>4.93E+000</text:p>
          </table:table-cell>
          <table:table-cell office:value-type="string">
            <text:p>1.629247E+11</text:p>
          </table:table-cell>
          <table:table-cell table:style-name="ce5" office:value-type="string">
            <text:p>5.05136</text:p>
          </table:table-cell>
          <table:table-cell table:style-name="Default" table:number-columns-repeated="6"/>
          <table:table-cell table:number-columns-repeated="1001"/>
        </table:table-row>
        <table:table-row table:style-name="ro1" table:number-rows-repeated="2">
          <table:table-cell table:style-name="ce5" table:number-columns-repeated="15"/>
          <table:table-cell table:style-name="Default" table:number-columns-repeated="1007"/>
        </table:table-row>
        <table:table-row table:style-name="ro1">
          <table:table-cell office:value-type="string">
            <text:p>?</text:p>
          </table:table-cell>
          <table:table-cell office:value-type="string">
            <text:p>1</text:p>
          </table:table-cell>
          <table:table-cell office:value-type="string">
            <text:p>?</text:p>
          </table:table-cell>
          <table:table-cell table:number-columns-repeated="3"/>
          <table:table-cell office:value-type="float" office:value="10">
            <text:p>1.00E+001</text:p>
          </table:table-cell>
          <table:table-cell/>
          <table:table-cell office:value-type="float" office:value="200">
            <text:p>2.00E+002</text:p>
          </table:table-cell>
          <table:table-cell table:number-columns-repeated="3"/>
          <table:table-cell office:value-type="string">
            <text:p>2,96</text:p>
          </table:table-cell>
          <table:table-cell table:style-name="ce5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table:number-columns-repeated="6"/>
          <table:table-cell office:value-type="float" office:value="8">
            <text:p>8.00E+000</text:p>
          </table:table-cell>
          <table:table-cell/>
          <table:table-cell office:value-type="float" office:value="200">
            <text:p>2.00E+002</text:p>
          </table:table-cell>
          <table:table-cell table:number-columns-repeated="3"/>
          <table:table-cell office:value-type="string">
            <text:p>2,91</text:p>
          </table:table-cell>
          <table:table-cell/>
          <table:table-cell table:style-name="ce5"/>
          <table:table-cell table:style-name="Default" table:number-columns-repeated="6"/>
          <table:table-cell table:number-columns-repeated="1001"/>
        </table:table-row>
        <table:table-row table:style-name="ro1">
          <table:table-cell table:number-columns-repeated="6"/>
          <table:table-cell office:value-type="float" office:value="6">
            <text:p>6.00E+000</text:p>
          </table:table-cell>
          <table:table-cell/>
          <table:table-cell office:value-type="float" office:value="200">
            <text:p>2.00E+002</text:p>
          </table:table-cell>
          <table:table-cell table:number-columns-repeated="3"/>
          <table:table-cell office:value-type="string">
            <text:p>2,91</text:p>
          </table:table-cell>
          <table:table-cell/>
          <table:table-cell table:style-name="ce5"/>
          <table:table-cell table:style-name="Default" table:number-columns-repeated="6"/>
          <table:table-cell table:number-columns-repeated="1001"/>
        </table:table-row>
        <table:table-row table:style-name="ro1">
          <table:table-cell table:style-name="ce5" table:number-columns-repeated="11"/>
          <table:table-cell table:number-columns-repeated="3"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1003"/>
        </table:table-row>
        <table:table-row table:style-name="ro1">
          <table:table-cell table:style-name="ce5" table:number-columns-repeated="11"/>
          <table:table-cell table:number-columns-repeated="3"/>
          <table:table-cell table:style-name="ce5"/>
          <table:table-cell table:style-name="Default"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1" table:number-rows-repeated="7">
          <table:table-cell table:style-name="ce5" table:number-columns-repeated="11"/>
          <table:table-cell table:number-columns-repeated="3"/>
          <table:table-cell table:style-name="ce5"/>
          <table:table-cell table:style-name="Default" table:number-columns-repeated="6"/>
          <table:table-cell table:number-columns-repeated="1001"/>
        </table:table-row>
        <table:table-row table:style-name="ro1" table:number-rows-repeated="2">
          <table:table-cell table:style-name="ce5" table:number-columns-repeated="11"/>
          <table:table-cell table:number-columns-repeated="5"/>
          <table:table-cell table:style-name="Default" table:number-columns-repeated="5"/>
          <table:table-cell table:number-columns-repeated="1001"/>
        </table:table-row>
        <table:table-row table:style-name="ro1" table:number-rows-repeated="3">
          <table:table-cell table:number-columns-repeated="16"/>
          <table:table-cell table:style-name="Default" table:number-columns-repeated="5"/>
          <table:table-cell table:number-columns-repeated="1001"/>
        </table:table-row>
        <table:table-row table:style-name="ro1" table:number-rows-repeated="104851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 GC" table:style-name="ta1" table:print="false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1" table:number-columns-repeated="3" table:default-cell-style-name="Default"/>
        <table:table-column table:style-name="co29" table:number-columns-repeated="2" table:default-cell-style-name="Default"/>
        <table:table-row table:style-name="ro1" table:number-rows-repeated="2">
          <table:table-cell table:number-columns-repeated="20"/>
        </table:table-row>
        <table:table-row table:style-name="ro3">
          <table:table-cell table:style-name="ce21" office:value-type="string">
            <text:p>Filename</text:p>
          </table:table-cell>
          <table:table-cell table:style-name="ce21" office:value-type="string">
            <text:p>scan number</text:p>
          </table:table-cell>
          <table:table-cell table:style-name="ce21" office:value-type="string">
            <text:p>comment</text:p>
          </table:table-cell>
          <table:table-cell table:style-name="ce21" office:value-type="string">
            <text:p>Plasma size (cm)</text:p>
          </table:table-cell>
          <table:table-cell table:style-name="ce21" office:value-type="string">
            <text:p>Probe position mm</text:p>
          </table:table-cell>
          <table:table-cell table:style-name="ce21" office:value-type="string">
            <text:p>Gas</text:p>
          </table:table-cell>
          <table:table-cell table:style-name="ce21" office:value-type="string">
            <text:p>Pressure (Pa)</text:p>
          </table:table-cell>
          <table:table-cell table:style-name="ce22" office:value-type="string">
            <text:p>Injected Power(W) = FWD – REF</text:p>
          </table:table-cell>
          <table:table-cell table:style-name="ce22" office:value-type="string">
            <text:p>Ieff (en Volts </text:p>
            <text:p><text:s/>0,106V/A) <text:span text:style-name="T2">Without correction !</text:span></text:p>
          </table:table-cell>
          <table:table-cell table:style-name="ce22" office:value-type="string">
            <text:p>Resistance (Ohm)</text:p>
          </table:table-cell>
          <table:table-cell table:style-name="ce22" office:value-type="string">
            <text:p>Absorbed Power(W)</text:p>
          </table:table-cell>
          <table:table-cell table:style-name="ce22" office:value-type="string">
            <text:p>ne(cm-3)</text:p>
            <text:p>From software</text:p>
          </table:table-cell>
          <table:table-cell table:style-name="ce22" office:value-type="string">
            <text:p>Te(eV)</text:p>
            <text:p>From software</text:p>
          </table:table-cell>
          <table:table-cell table:style-name="ce22" office:value-type="string">
            <text:p>ne(cm-3 zero 2<text:span text:style-name="T1">nd</text:span></text:p>
            <text:p>From software</text:p>
          </table:table-cell>
          <table:table-cell table:style-name="ce22" office:value-type="string">
            <text:p>Te(eV) zero 2<text:span text:style-name="T1">nd</text:span></text:p>
            <text:p>From software</text:p>
          </table:table-cell>
          <table:table-cell table:number-columns-repeated="5"/>
        </table:table-row>
        <table:table-row table:style-name="ro1">
          <table:table-cell office:value-type="string">
            <text:p>16102301,lp</text:p>
          </table:table-cell>
          <table:table-cell office:value-type="float" office:value="1">
            <text:p>1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0.97">
            <text:p>0,97</text:p>
          </table:table-cell>
          <table:table-cell office:value-type="float" office:value="0.365374609781478">
            <text:p>0,3653746098</text:p>
          </table:table-cell>
          <table:table-cell table:formula="of:= [.H4]-([.J4]*([.I4])*[.I4])/(0.106*0.106)" office:value-type="float" office:value="69.403616024974">
            <text:p>69,403616025</text:p>
          </table:table-cell>
          <table:table-cell table:style-name="ce24" office:value-type="float" office:value="134000000000">
            <text:p>1,34E+011</text:p>
          </table:table-cell>
          <table:table-cell table:style-name="ce24" office:value-type="float" office:value="2.96">
            <text:p>2,96E+000</text:p>
          </table:table-cell>
          <table:table-cell table:style-name="ce24" office:value-type="float" office:value="117000000000">
            <text:p>1,17E+011</text:p>
          </table:table-cell>
          <table:table-cell table:style-name="ce24" office:value-type="float" office:value="2.9">
            <text:p>2,90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style-name="ce23" office:value-type="date" office:date-value="1899-12-31T06:43:12">
            <text:p>31/12/99</text:p>
          </table:table-cell>
          <table:table-cell office:value-type="float" office:value="0.365374609781478">
            <text:p>0,3653746098</text:p>
          </table:table-cell>
          <table:table-cell table:formula="of:= [.H5]-([.J5]*([.I5])*[.I5])/(0.106*0.106)" office:value-type="float" office:value="146.722164412071">
            <text:p>146,7221644121</text:p>
          </table:table-cell>
          <table:table-cell table:style-name="ce24" office:value-type="float" office:value="313000000000">
            <text:p>3,13E+011</text:p>
          </table:table-cell>
          <table:table-cell table:style-name="ce24" office:value-type="float" office:value="2.97">
            <text:p>2,97E+000</text:p>
          </table:table-cell>
          <table:table-cell table:style-name="ce24" office:value-type="float" office:value="275000000000">
            <text:p>2,75E+011</text:p>
          </table:table-cell>
          <table:table-cell table:style-name="ce24" office:value-type="float" office:value="2.96">
            <text:p>2,96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style-name="ce23" office:value-type="date" office:date-value="1899-12-31T13:12:00">
            <text:p>31/12/99</text:p>
          </table:table-cell>
          <table:table-cell office:value-type="float" office:value="0.365374609781478">
            <text:p>0,3653746098</text:p>
          </table:table-cell>
          <table:table-cell table:formula="of:= [.H6]-([.J6]*([.I6])*[.I6])/(0.106*0.106)" office:value-type="float" office:value="221.875">
            <text:p>221,875</text:p>
          </table:table-cell>
          <table:table-cell table:style-name="ce24" office:value-type="float" office:value="466000000000">
            <text:p>4,66E+011</text:p>
          </table:table-cell>
          <table:table-cell table:style-name="ce24" office:value-type="float" office:value="3.06">
            <text:p>3,06E+000</text:p>
          </table:table-cell>
          <table:table-cell table:style-name="ce24" office:value-type="float" office:value="408000000000">
            <text:p>4,08E+011</text:p>
          </table:table-cell>
          <table:table-cell table:style-name="ce24" office:value-type="float" office:value="3.09">
            <text:p>3,09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table:style-name="ce23" office:value-type="date" office:date-value="1899-12-31T18:57:36">
            <text:p>31/12/99</text:p>
          </table:table-cell>
          <table:table-cell office:value-type="float" office:value="0.365374609781478">
            <text:p>0,3653746098</text:p>
          </table:table-cell>
          <table:table-cell table:formula="of:= [.H7]-([.J7]*([.I7])*[.I7])/(0.106*0.106)" office:value-type="float" office:value="295.808402705515">
            <text:p>295,8084027055</text:p>
          </table:table-cell>
          <table:table-cell table:style-name="ce24" office:value-type="float" office:value="600000000000">
            <text:p>6,00E+011</text:p>
          </table:table-cell>
          <table:table-cell table:style-name="ce24" office:value-type="float" office:value="3.18">
            <text:p>3,18E+000</text:p>
          </table:table-cell>
          <table:table-cell table:style-name="ce24" office:value-type="float" office:value="514000000000">
            <text:p>5,14E+011</text:p>
          </table:table-cell>
          <table:table-cell table:style-name="ce24" office:value-type="float" office:value="3.24">
            <text:p>3,24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0.365374609781478">
            <text:p>0,3653746098</text:p>
          </table:table-cell>
          <table:table-cell table:formula="of:= [.H8]-([.J8]*([.I8])*[.I8])/(0.106*0.106)" office:value-type="float" office:value="369.927159209157">
            <text:p>369,9271592092</text:p>
          </table:table-cell>
          <table:table-cell table:style-name="ce24" office:value-type="float" office:value="721000000000">
            <text:p>7,21E+011</text:p>
          </table:table-cell>
          <table:table-cell table:style-name="ce24" office:value-type="float" office:value="3.27">
            <text:p>3,27E+000</text:p>
          </table:table-cell>
          <table:table-cell table:style-name="ce24" office:value-type="float" office:value="614000000000">
            <text:p>6,14E+011</text:p>
          </table:table-cell>
          <table:table-cell table:style-name="ce24" office:value-type="float" office:value="3.34">
            <text:p>3,34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table:style-name="ce23" office:value-type="date" office:date-value="1900-01-01T04:48:00">
            <text:p>01/01/00</text:p>
          </table:table-cell>
          <table:table-cell office:value-type="float" office:value="0.365374609781478">
            <text:p>0,3653746098</text:p>
          </table:table-cell>
          <table:table-cell table:formula="of:= [.H9]-([.J9]*([.I9])*[.I9])/(0.106*0.106)" office:value-type="float" office:value="442.61186264308">
            <text:p>442,6118626431</text:p>
          </table:table-cell>
          <table:table-cell table:style-name="ce24" office:value-type="float" office:value="848000000000">
            <text:p>8,48E+011</text:p>
          </table:table-cell>
          <table:table-cell table:style-name="ce24" office:value-type="float" office:value="3.38">
            <text:p>3,38E+000</text:p>
          </table:table-cell>
          <table:table-cell table:style-name="ce24" office:value-type="float" office:value="720000000000">
            <text:p>7,20E+011</text:p>
          </table:table-cell>
          <table:table-cell table:style-name="ce24" office:value-type="float" office:value="3.47">
            <text:p>3,47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table:style-name="ce23" office:value-type="date" office:date-value="1900-01-01T09:21:36">
            <text:p>01/01/00</text:p>
          </table:table-cell>
          <table:table-cell office:value-type="float" office:value="0.365374609781478">
            <text:p>0,3653746098</text:p>
          </table:table-cell>
          <table:table-cell table:formula="of:= [.H10]-([.J10]*([.I10])*[.I10])/(0.106*0.106)" office:value-type="float" office:value="514.252731529656">
            <text:p>514,2527315297</text:p>
          </table:table-cell>
          <table:table-cell table:style-name="ce24" office:value-type="float" office:value="951000000000">
            <text:p>9,51E+011</text:p>
          </table:table-cell>
          <table:table-cell table:style-name="ce24" office:value-type="float" office:value="3.47">
            <text:p>3,47E+000</text:p>
          </table:table-cell>
          <table:table-cell table:style-name="ce24" office:value-type="float" office:value="788000000000">
            <text:p>7,88E+011</text:p>
          </table:table-cell>
          <table:table-cell table:style-name="ce24" office:value-type="float" office:value="3.56">
            <text:p>3,56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style-name="ce23" office:value-type="date" office:date-value="1900-01-01T13:12:00">
            <text:p>01/01/00</text:p>
          </table:table-cell>
          <table:table-cell office:value-type="float" office:value="0.365374609781478">
            <text:p>0,3653746098</text:p>
          </table:table-cell>
          <table:table-cell table:formula="of:= [.H11]-([.J11]*([.I11])*[.I11])/(0.106*0.106)" office:value-type="float" office:value="588.550338189386">
            <text:p>588,5503381894</text:p>
          </table:table-cell>
          <table:table-cell table:style-name="ce24" office:value-type="float" office:value="1050000000000">
            <text:p>1,05E+012</text:p>
          </table:table-cell>
          <table:table-cell table:style-name="ce24" office:value-type="float" office:value="3.51">
            <text:p>3,51E+000</text:p>
          </table:table-cell>
          <table:table-cell table:style-name="ce24" office:value-type="float" office:value="869000000000">
            <text:p>8,69E+011</text:p>
          </table:table-cell>
          <table:table-cell table:style-name="ce24" office:value-type="float" office:value="3.62">
            <text:p>3,62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990">
            <text:p>990</text:p>
          </table:table-cell>
          <table:table-cell table:style-name="ce23" office:value-type="date" office:date-value="1900-01-01T20:52:48">
            <text:p>01/01/00</text:p>
          </table:table-cell>
          <table:table-cell office:value-type="float" office:value="0.365374609781478">
            <text:p>0,3653746098</text:p>
          </table:table-cell>
          <table:table-cell table:formula="of:= [.H12]-([.J12]*([.I12])*[.I12])/(0.106*0.106)" office:value-type="float" office:value="722.150754422476">
            <text:p>722,1507544225</text:p>
          </table:table-cell>
          <table:table-cell table:style-name="ce24" office:value-type="float" office:value="1240000000000">
            <text:p>1,24E+012</text:p>
          </table:table-cell>
          <table:table-cell table:style-name="ce24" office:value-type="float" office:value="3.66">
            <text:p>3,66E+000</text:p>
          </table:table-cell>
          <table:table-cell table:style-name="ce24" office:value-type="float" office:value="992000000000">
            <text:p>9,92E+011</text:p>
          </table:table-cell>
          <table:table-cell table:style-name="ce24" office:value-type="float" office:value="3.8">
            <text:p>3,80E+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power scan</text:p>
          </table:table-cell>
          <table:table-cell office:value-type="float" office:value="10.5">
            <text:p>10,5</text:p>
          </table:table-cell>
          <table:table-cell office:value-type="float" office:value="280">
            <text:p>280</text:p>
          </table:table-cell>
          <table:table-cell office:value-type="string">
            <text:p>Ar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table:style-name="ce23" office:value-type="date" office:date-value="1899-12-31T06:14:24">
            <text:p>31/12/99</text:p>
          </table:table-cell>
          <table:table-cell office:value-type="float" office:value="0.365374609781478">
            <text:p>0,3653746098</text:p>
          </table:table-cell>
          <table:table-cell table:formula="of:= [.H13]-([.J13]*([.I13])*[.I13])/(0.106*0.106)" office:value-type="float" office:value="148.374089490114">
            <text:p>148,3740894901</text:p>
          </table:table-cell>
          <table:table-cell table:style-name="ce24" office:value-type="float" office:value="296000000000">
            <text:p>2,96E+011</text:p>
          </table:table-cell>
          <table:table-cell table:style-name="ce24" office:value-type="float" office:value="3.03">
            <text:p>3,03E+000</text:p>
          </table:table-cell>
          <table:table-cell table:style-name="ce24" office:value-type="float" office:value="265000000000">
            <text:p>2,65E+011</text:p>
          </table:table-cell>
          <table:table-cell table:style-name="ce24" office:value-type="float" office:value="3.03">
            <text:p>3,03E+000</text:p>
          </table:table-cell>
          <table:table-cell table:number-columns-repeated="5"/>
        </table:table-row>
        <table:table-row table:style-name="ro1" table:number-rows-repeated="104856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e" table:style-name="ta1" table:print="false">
        <table:table-column table:style-name="co16" table:default-cell-style-name="ce25"/>
        <table:table-column table:style-name="co17" table:default-cell-style-name="ce25"/>
        <table:table-column table:style-name="co30" table:default-cell-style-name="ce25"/>
        <table:table-column table:style-name="co19" table:default-cell-style-name="ce25"/>
        <table:table-column table:style-name="co20" table:default-cell-style-name="ce25"/>
        <table:table-column table:style-name="co31" table:default-cell-style-name="ce25"/>
        <table:table-column table:style-name="co22" table:default-cell-style-name="ce25"/>
        <table:table-column table:style-name="co32" table:default-cell-style-name="ce24"/>
        <table:table-column table:style-name="co2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number-columns-repeated="2" table:default-cell-style-name="ce24"/>
        <table:table-row table:style-name="ro1" table:number-rows-repeated="2">
          <table:table-cell table:number-columns-repeated="13"/>
        </table:table-row>
        <table:table-row table:style-name="ro4">
          <table:table-cell table:style-name="ce21" office:value-type="string">
            <text:p>Filename</text:p>
          </table:table-cell>
          <table:table-cell table:style-name="ce21" office:value-type="string">
            <text:p>scan number</text:p>
          </table:table-cell>
          <table:table-cell table:style-name="ce21" office:value-type="string">
            <text:p>comment</text:p>
          </table:table-cell>
          <table:table-cell table:style-name="ce21" office:value-type="string">
            <text:p>Plasma size (cm)</text:p>
          </table:table-cell>
          <table:table-cell table:style-name="ce21" office:value-type="string">
            <text:p>Probe position mm</text:p>
          </table:table-cell>
          <table:table-cell table:style-name="ce21" office:value-type="string">
            <text:p>Gas</text:p>
          </table:table-cell>
          <table:table-cell table:style-name="ce21" office:value-type="string">
            <text:p>Pressure (Pa)</text:p>
          </table:table-cell>
          <table:table-cell table:style-name="ce22" office:value-type="string">
            <text:p>Injected Power(W)</text:p>
          </table:table-cell>
          <table:table-cell table:style-name="ce22" office:value-type="string">
            <text:p>Ieff (en Volts </text:p>
            <text:p><text:s/>0,106V/A)</text:p>
          </table:table-cell>
          <table:table-cell table:style-name="ce22" office:value-type="string">
            <text:p>Resistance (Ohm)</text:p>
          </table:table-cell>
          <table:table-cell table:style-name="ce22" office:value-type="string">
            <text:p>Absorbed Power(W)</text:p>
          </table:table-cell>
          <table:table-cell table:style-name="ce22" office:value-type="string">
            <text:p>ne(cm-3)</text:p>
            <text:p>From software</text:p>
          </table:table-cell>
          <table:table-cell table:style-name="ce22" office:value-type="string">
            <text:p>Te(eV)</text:p>
            <text:p>From software</text:p>
          </table:table-cell>
        </table:table-row>
        <table:table-row table:style-name="ro1">
          <table:table-cell office:value-type="string">
            <text:p>29092301</text:p>
          </table:table-cell>
          <table:table-cell office:value-type="string">
            <text:p>1</text:p>
          </table:table-cell>
          <table:table-cell office:value-type="string">
            <text:p>IV no clean</text:p>
          </table:table-cell>
          <table:table-cell office:value-type="string">
            <text:p>21,5</text:p>
          </table:table-cell>
          <table:table-cell office:value-type="string">
            <text:p>25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office:value-type="string">
            <text:p>29092302</text:p>
          </table:table-cell>
          <table:table-cell office:value-type="string">
            <text:p>1-2</text:p>
          </table:table-cell>
          <table:table-cell office:value-type="string">
            <text:p>IV clean/ no clean</text:p>
          </table:table-cell>
          <table:table-cell office:value-type="string">
            <text:p>21,5</text:p>
          </table:table-cell>
          <table:table-cell office:value-type="string">
            <text:p>25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office:value-type="string">
            <text:p>29092303</text:p>
          </table:table-cell>
          <table:table-cell office:value-type="string">
            <text:p>1-16</text:p>
          </table:table-cell>
          <table:table-cell office:value-type="string">
            <text:p>220-300 ne</text:p>
          </table:table-cell>
          <table:table-cell office:value-type="string">
            <text:p>10,5</text:p>
          </table:table-cell>
          <table:table-cell office:value-type="string">
            <text:p>220-30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office:value-type="string">
            <text:p>29092304</text:p>
          </table:table-cell>
          <table:table-cell office:value-type="string">
            <text:p>1-6</text:p>
          </table:table-cell>
          <table:table-cell office:value-type="string">
            <text:p>270-300 ne</text:p>
          </table:table-cell>
          <table:table-cell office:value-type="string">
            <text:p>10,5</text:p>
          </table:table-cell>
          <table:table-cell office:value-type="string">
            <text:p>270-300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esure à vide pour R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200">
            <text:p>2,00E+002</text:p>
          </table:table-cell>
          <table:table-cell office:value-type="float" office:value="2.44">
            <text:p>2,44E+000</text:p>
          </table:table-cell>
          <table:table-cell table:formula="of:=[.H8]/([.I8]/0.106)^2" office:value-type="float" office:value="0.377452297769417">
            <text:p>3,77E-001</text:p>
          </table:table-cell>
          <table:table-cell table:formula="of:=[.H8]-0.377*([.I8]/0.106)^2" office:value-type="float" office:value="0.239658241367067">
            <text:p>2,40E-001</text:p>
          </table:table-cell>
          <table:table-cell table:number-columns-repeated="2"/>
        </table:table-row>
        <table:table-row table:style-name="ro1">
          <table:table-cell office:value-type="string">
            <text:p>29092305</text:p>
          </table:table-cell>
          <table:table-cell office:value-type="string">
            <text:p>2</text:p>
          </table:table-cell>
          <table:table-cell office:value-type="string">
            <text:p>power varying : 100W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100">
            <text:p>1,00E+002</text:p>
          </table:table-cell>
          <table:table-cell office:value-type="float" office:value="1.46">
            <text:p>1,46E+000</text:p>
          </table:table-cell>
          <table:table-cell/>
          <table:table-cell table:formula="of:=[.H9]-0.377*([.I9]/0.106)^2" office:value-type="float" office:value="28.4787112851548">
            <text:p>2,85E+001</text:p>
          </table:table-cell>
          <table:table-cell office:value-type="float" office:value="6850000000">
            <text:p>6,85E+009</text:p>
          </table:table-cell>
          <table:table-cell office:value-type="float" office:value="5.68">
            <text:p>5,68E+000</text:p>
          </table:table-cell>
        </table:table-row>
        <table:table-row table:style-name="ro1">
          <table:table-cell/>
          <table:table-cell office:value-type="string">
            <text:p>3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2"/>
          <table:table-cell office:value-type="float" office:value="1.69">
            <text:p>1,69E+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power varying : 2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200">
            <text:p>2,00E+002</text:p>
          </table:table-cell>
          <table:table-cell office:value-type="float" office:value="1.69">
            <text:p>1,69E+000</text:p>
          </table:table-cell>
          <table:table-cell/>
          <table:table-cell table:formula="of:=[.H11]-0.377*([.I11]/0.106)^2" office:value-type="float" office:value="104.16966002136">
            <text:p>1,04E+002</text:p>
          </table:table-cell>
          <table:table-cell office:value-type="float" office:value="27000000000">
            <text:p>2,70E+010</text:p>
          </table:table-cell>
          <table:table-cell office:value-type="float" office:value="5.85">
            <text:p>5,85E+000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office:value-type="string">
            <text:p>power varying : 3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300">
            <text:p>3,00E+002</text:p>
          </table:table-cell>
          <table:table-cell office:value-type="float" office:value="1.9">
            <text:p>1,90E+000</text:p>
          </table:table-cell>
          <table:table-cell/>
          <table:table-cell table:formula="of:=[.H12]-0.377*([.I12]/0.106)^2" office:value-type="float" office:value="178.874154503382">
            <text:p>1,79E+002</text:p>
          </table:table-cell>
          <table:table-cell office:value-type="float" office:value="46000000000">
            <text:p>4,60E+010</text:p>
          </table:table-cell>
          <table:table-cell office:value-type="float" office:value="5.97">
            <text:p>5,97E+000</text:p>
          </table:table-cell>
        </table:table-row>
        <table:table-row table:style-name="ro1">
          <table:table-cell/>
          <table:table-cell office:value-type="string">
            <text:p>6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7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8</text:p>
          </table:table-cell>
          <table:table-cell office:value-type="string">
            <text:p>power varying : 4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400">
            <text:p>4,00E+002</text:p>
          </table:table-cell>
          <table:table-cell office:value-type="float" office:value="2.09">
            <text:p>2,09E+000</text:p>
          </table:table-cell>
          <table:table-cell/>
          <table:table-cell table:formula="of:=[.H15]-0.377*([.I15]/0.106)^2" office:value-type="float" office:value="253.437726949092">
            <text:p>2,53E+002</text:p>
          </table:table-cell>
          <table:table-cell office:value-type="float" office:value="63100000000">
            <text:p>6,31E+010</text:p>
          </table:table-cell>
          <table:table-cell office:value-type="float" office:value="6.11">
            <text:p>6,11E+000</text:p>
          </table:table-cell>
        </table:table-row>
        <table:table-row table:style-name="ro1">
          <table:table-cell/>
          <table:table-cell office:value-type="string">
            <text:p>9</text:p>
          </table:table-cell>
          <table:table-cell office:value-type="string">
            <text:p>power varying : 500W</text:p>
          </table:table-cell>
          <table:table-cell table:number-columns-repeated="2"/>
          <table:table-cell office:value-type="string">
            <text:p>He</text:p>
          </table:table-cell>
          <table:table-cell office:value-type="string">
            <text:p>2</text:p>
          </table:table-cell>
          <table:table-cell office:value-type="float" office:value="500">
            <text:p>5,00E+002</text:p>
          </table:table-cell>
          <table:table-cell office:value-type="float" office:value="2.27">
            <text:p>2,27E+000</text:p>
          </table:table-cell>
          <table:table-cell/>
          <table:table-cell table:formula="of:=[.H16]-0.377*([.I16]/0.106)^2" office:value-type="float" office:value="327.105437878248">
            <text:p>3,27E+002</text:p>
          </table:table-cell>
          <table:table-cell office:value-type="float" office:value="78800000000">
            <text:p>7,88E+010</text:p>
          </table:table-cell>
          <table:table-cell office:value-type="float" office:value="6.22">
            <text:p>6,22E+000</text:p>
          </table:table-cell>
        </table:table-row>
        <table:table-row table:style-name="ro1">
          <table:table-cell/>
          <table:table-cell office:value-type="string">
            <text:p>10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1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2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3</text:p>
          </table:table-cell>
          <table:table-cell office:value-type="string">
            <text:p>power varying : 600W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600">
            <text:p>6,00E+002</text:p>
          </table:table-cell>
          <table:table-cell office:value-type="float" office:value="2.43">
            <text:p>2,43E+000</text:p>
          </table:table-cell>
          <table:table-cell/>
          <table:table-cell table:formula="of:=[.H20]-0.377*([.I20]/0.106)^2" office:value-type="float" office:value="401.873682805269">
            <text:p>4,02E+002</text:p>
          </table:table-cell>
          <table:table-cell office:value-type="float" office:value="91900000000">
            <text:p>9,19E+010</text:p>
          </table:table-cell>
          <table:table-cell office:value-type="float" office:value="6.4">
            <text:p>6,40E+000</text:p>
          </table:table-cell>
        </table:table-row>
        <table:table-row table:style-name="ro1">
          <table:table-cell/>
          <table:table-cell office:value-type="string">
            <text:p>14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5</text:p>
          </table:table-cell>
          <table:table-cell office:value-type="string">
            <text:p>power varying : 700W</text:p>
          </table:table-cell>
          <table:table-cell table:number-columns-repeated="2"/>
          <table:table-cell office:value-type="string">
            <text:p>He</text:p>
          </table:table-cell>
          <table:table-cell/>
          <table:table-cell office:value-type="float" office:value="700">
            <text:p>7,00E+002</text:p>
          </table:table-cell>
          <table:table-cell office:value-type="float" office:value="2.62">
            <text:p>2,62E+000</text:p>
          </table:table-cell>
          <table:table-cell/>
          <table:table-cell table:formula="of:=[.H22]-0.377*([.I22]/0.106)^2" office:value-type="float" office:value="469.679708081168">
            <text:p>4,70E+002</text:p>
          </table:table-cell>
          <table:table-cell office:value-type="float" office:value="109000000000">
            <text:p>1,09E+011</text:p>
          </table:table-cell>
          <table:table-cell office:value-type="float" office:value="6.53">
            <text:p>6,53E+000</text:p>
          </table:table-cell>
        </table:table-row>
        <table:table-row table:style-name="ro1">
          <table:table-cell/>
          <table:table-cell office:value-type="string">
            <text:p>16</text:p>
          </table:table-cell>
          <table:table-cell office:value-type="string">
            <text:p>Planté</text:p>
          </table:table-cell>
          <table:table-cell table:number-columns-repeated="2"/>
          <table:table-cell office:value-type="string">
            <text:p>H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7</text:p>
          </table:table-cell>
          <table:table-cell office:value-type="string">
            <text:p>power varying : 800W</text:p>
          </table:table-cell>
          <table:table-cell table:number-columns-repeated="4"/>
          <table:table-cell office:value-type="float" office:value="800">
            <text:p>8,00E+002</text:p>
          </table:table-cell>
          <table:table-cell office:value-type="float" office:value="2.73">
            <text:p>2,73E+000</text:p>
          </table:table-cell>
          <table:table-cell/>
          <table:table-cell table:formula="of:=[.H24]-0.377*([.I24]/0.106)^2" office:value-type="float" office:value="549.933846564614">
            <text:p>5,50E+002</text:p>
          </table:table-cell>
          <table:table-cell office:value-type="float" office:value="120000000000">
            <text:p>1,20E+011</text:p>
          </table:table-cell>
          <table:table-cell office:value-type="float" office:value="6.69">
            <text:p>6,69E+000</text:p>
          </table:table-cell>
        </table:table-row>
        <table:table-row table:style-name="ro1">
          <table:table-cell/>
          <table:table-cell office:value-type="string">
            <text:p>18</text:p>
          </table:table-cell>
          <table:table-cell office:value-type="string">
            <text:p>power varying : 900W</text:p>
          </table:table-cell>
          <table:table-cell table:number-columns-repeated="4"/>
          <table:table-cell office:value-type="float" office:value="900">
            <text:p>9,00E+002</text:p>
          </table:table-cell>
          <table:table-cell office:value-type="float" office:value="2.86">
            <text:p>2,86E+000</text:p>
          </table:table-cell>
          <table:table-cell/>
          <table:table-cell table:formula="of:=[.H25]-0.377*([.I25]/0.106)^2" office:value-type="float" office:value="625.550978996084">
            <text:p>6,26E+002</text:p>
          </table:table-cell>
          <table:table-cell office:value-type="float" office:value="131000000000">
            <text:p>1,31E+011</text:p>
          </table:table-cell>
          <table:table-cell office:value-type="float" office:value="6.82">
            <text:p>6,82E+000</text:p>
          </table:table-cell>
        </table:table-row>
        <table:table-row table:style-name="ro1">
          <table:table-cell office:value-type="string">
            <text:p>29092306</text:p>
          </table:table-cell>
          <table:table-cell office:value-type="string">
            <text:p>1</text:p>
          </table:table-cell>
          <table:table-cell office:value-type="string">
            <text:p>pressure varying : 10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0</text:p>
          </table:table-cell>
          <table:table-cell office:value-type="float" office:value="275">
            <text:p>2,75E+002</text:p>
          </table:table-cell>
          <table:table-cell office:value-type="float" office:value="1.48">
            <text:p>1,48E+000</text:p>
          </table:table-cell>
          <table:table-cell/>
          <table:table-cell table:formula="of:=[.H26]-0.377*([.I26]/0.106)^2" office:value-type="float" office:value="201.505802776789">
            <text:p>2,02E+002</text:p>
          </table:table-cell>
          <table:table-cell office:value-type="float" office:value="90500000000">
            <text:p>9,05E+010</text:p>
          </table:table-cell>
          <table:table-cell office:value-type="float" office:value="3.91">
            <text:p>3,91E+000</text:p>
          </table:table-cell>
        </table:table-row>
        <table:table-row table:style-name="ro1">
          <table:table-cell/>
          <table:table-cell office:value-type="string">
            <text:p>2</text:p>
          </table:table-cell>
          <table:table-cell office:value-type="string">
            <text:p>pressure varying : 8,6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8,6</text:p>
          </table:table-cell>
          <table:table-cell office:value-type="float" office:value="275">
            <text:p>2,75E+002</text:p>
          </table:table-cell>
          <table:table-cell office:value-type="float" office:value="1.51">
            <text:p>1,51E+000</text:p>
          </table:table-cell>
          <table:table-cell/>
          <table:table-cell table:formula="of:=[.H27]-0.377*([.I27]/0.106)^2" office:value-type="float" office:value="198.496110715557">
            <text:p>1,98E+002</text:p>
          </table:table-cell>
          <table:table-cell office:value-type="float" office:value="85700000000">
            <text:p>8,57E+010</text:p>
          </table:table-cell>
          <table:table-cell office:value-type="float" office:value="4.08">
            <text:p>4,08E+000</text:p>
          </table:table-cell>
        </table:table-row>
        <table:table-row table:style-name="ro1">
          <table:table-cell/>
          <table:table-cell office:value-type="string">
            <text:p>3</text:p>
          </table:table-cell>
          <table:table-cell office:value-type="string">
            <text:p>pressure varying : 6,5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6,5</text:p>
          </table:table-cell>
          <table:table-cell office:value-type="float" office:value="285">
            <text:p>2,85E+002</text:p>
          </table:table-cell>
          <table:table-cell office:value-type="float" office:value="1.58">
            <text:p>1,58E+000</text:p>
          </table:table-cell>
          <table:table-cell/>
          <table:table-cell table:formula="of:=[.H28]-0.377*([.I28]/0.106)^2" office:value-type="float" office:value="201.238625845497">
            <text:p>2,01E+002</text:p>
          </table:table-cell>
          <table:table-cell office:value-type="float" office:value="80400000000">
            <text:p>8,04E+010</text:p>
          </table:table-cell>
          <table:table-cell office:value-type="float" office:value="4.39">
            <text:p>4,39E+000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pressure varying : 5,3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5,3</text:p>
          </table:table-cell>
          <table:table-cell office:value-type="float" office:value="290">
            <text:p>2,90E+002</text:p>
          </table:table-cell>
          <table:table-cell office:value-type="float" office:value="1.64">
            <text:p>1,64E+000</text:p>
          </table:table-cell>
          <table:table-cell/>
          <table:table-cell table:formula="of:=[.H29]-0.377*([.I29]/0.106)^2" office:value-type="float" office:value="199.756212175151">
            <text:p>2,00E+002</text:p>
          </table:table-cell>
          <table:table-cell office:value-type="float" office:value="74900000000">
            <text:p>7,49E+010</text:p>
          </table:table-cell>
          <table:table-cell office:value-type="float" office:value="4.62">
            <text:p>4,62E+000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office:value-type="string">
            <text:p>pressure varying : 4,6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4,6</text:p>
          </table:table-cell>
          <table:table-cell office:value-type="float" office:value="295">
            <text:p>2,95E+002</text:p>
          </table:table-cell>
          <table:table-cell office:value-type="float" office:value="1.68">
            <text:p>1,68E+000</text:p>
          </table:table-cell>
          <table:table-cell/>
          <table:table-cell table:formula="of:=[.H30]-0.377*([.I30]/0.106)^2" office:value-type="float" office:value="200.300391598434">
            <text:p>2,00E+002</text:p>
          </table:table-cell>
          <table:table-cell office:value-type="float" office:value="71700000000">
            <text:p>7,17E+010</text:p>
          </table:table-cell>
          <table:table-cell office:value-type="float" office:value="4.83">
            <text:p>4,83E+000</text:p>
          </table:table-cell>
        </table:table-row>
        <table:table-row table:style-name="ro1">
          <table:table-cell/>
          <table:table-cell office:value-type="string">
            <text:p>6</text:p>
          </table:table-cell>
          <table:table-cell office:value-type="string">
            <text:p>pressure varying : 3,4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3,4</text:p>
          </table:table-cell>
          <table:table-cell office:value-type="float" office:value="305">
            <text:p>3,05E+002</text:p>
          </table:table-cell>
          <table:table-cell office:value-type="float" office:value="1.78">
            <text:p>1,78E+000</text:p>
          </table:table-cell>
          <table:table-cell/>
          <table:table-cell table:formula="of:=[.H31]-0.377*([.I31]/0.106)^2" office:value-type="float" office:value="198.6911000356">
            <text:p>1,99E+002</text:p>
          </table:table-cell>
          <table:table-cell office:value-type="float" office:value="64200000000">
            <text:p>6,42E+010</text:p>
          </table:table-cell>
          <table:table-cell office:value-type="float" office:value="5.24">
            <text:p>5,24E+000</text:p>
          </table:table-cell>
        </table:table-row>
        <table:table-row table:style-name="ro1">
          <table:table-cell/>
          <table:table-cell office:value-type="string">
            <text:p>7</text:p>
          </table:table-cell>
          <table:table-cell office:value-type="string">
            <text:p>pressure varying : 3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3</text:p>
          </table:table-cell>
          <table:table-cell office:value-type="float" office:value="310">
            <text:p>3,10E+002</text:p>
          </table:table-cell>
          <table:table-cell office:value-type="float" office:value="1.83">
            <text:p>1,83E+000</text:p>
          </table:table-cell>
          <table:table-cell/>
          <table:table-cell table:formula="of:=[.H32]-0.377*([.I32]/0.106)^2" office:value-type="float" office:value="197.634807760769">
            <text:p>1,98E+002</text:p>
          </table:table-cell>
          <table:table-cell office:value-type="float" office:value="59900000000">
            <text:p>5,99E+010</text:p>
          </table:table-cell>
          <table:table-cell office:value-type="float" office:value="5.45">
            <text:p>5,45E+000</text:p>
          </table:table-cell>
        </table:table-row>
        <table:table-row table:style-name="ro1">
          <table:table-cell/>
          <table:table-cell office:value-type="string">
            <text:p>8</text:p>
          </table:table-cell>
          <table:table-cell office:value-type="string">
            <text:p>pressure varying : 2,5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2,5</text:p>
          </table:table-cell>
          <table:table-cell office:value-type="float" office:value="320">
            <text:p>3,20E+002</text:p>
          </table:table-cell>
          <table:table-cell office:value-type="float" office:value="1.89">
            <text:p>1,89E+000</text:p>
          </table:table-cell>
          <table:table-cell/>
          <table:table-cell table:formula="of:=[.H33]-0.377*([.I33]/0.106)^2" office:value-type="float" office:value="200.145808116768">
            <text:p>2,00E+002</text:p>
          </table:table-cell>
          <table:table-cell office:value-type="float" office:value="55500000000">
            <text:p>5,55E+010</text:p>
          </table:table-cell>
          <table:table-cell office:value-type="float" office:value="5.83">
            <text:p>5,83E+000</text:p>
          </table:table-cell>
        </table:table-row>
        <table:table-row table:style-name="ro1">
          <table:table-cell/>
          <table:table-cell office:value-type="string">
            <text:p>9</text:p>
          </table:table-cell>
          <table:table-cell office:value-type="string">
            <text:p>pressure varying : 1,9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,9</text:p>
          </table:table-cell>
          <table:table-cell office:value-type="float" office:value="335">
            <text:p>3,35E+002</text:p>
          </table:table-cell>
          <table:table-cell office:value-type="float" office:value="2">
            <text:p>2,00E+000</text:p>
          </table:table-cell>
          <table:table-cell/>
          <table:table-cell table:formula="of:=[.H34]-0.377*([.I34]/0.106)^2" office:value-type="float" office:value="200.788536845853">
            <text:p>2,01E+002</text:p>
          </table:table-cell>
          <table:table-cell office:value-type="float" office:value="48700000000">
            <text:p>4,87E+010</text:p>
          </table:table-cell>
          <table:table-cell office:value-type="float" office:value="6.39">
            <text:p>6,39E+000</text:p>
          </table:table-cell>
        </table:table-row>
        <table:table-row table:style-name="ro1">
          <table:table-cell/>
          <table:table-cell office:value-type="string">
            <text:p>10</text:p>
          </table:table-cell>
          <table:table-cell office:value-type="string">
            <text:p>pressure varying : 1,6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,6</text:p>
          </table:table-cell>
          <table:table-cell office:value-type="float" office:value="340">
            <text:p>3,40E+002</text:p>
          </table:table-cell>
          <table:table-cell office:value-type="float" office:value="2.04">
            <text:p>2,04E+000</text:p>
          </table:table-cell>
          <table:table-cell/>
          <table:table-cell table:formula="of:=[.H35]-0.377*([.I35]/0.106)^2" office:value-type="float" office:value="200.366393734425">
            <text:p>2,00E+002</text:p>
          </table:table-cell>
          <table:table-cell office:value-type="float" office:value="43500000000">
            <text:p>4,35E+010</text:p>
          </table:table-cell>
          <table:table-cell office:value-type="float" office:value="6.75">
            <text:p>6,75E+000</text:p>
          </table:table-cell>
        </table:table-row>
        <table:table-row table:style-name="ro1">
          <table:table-cell/>
          <table:table-cell office:value-type="string">
            <text:p>11</text:p>
          </table:table-cell>
          <table:table-cell office:value-type="string">
            <text:p>pressure varying : 1,2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1,2</text:p>
          </table:table-cell>
          <table:table-cell office:value-type="float" office:value="360">
            <text:p>3,60E+002</text:p>
          </table:table-cell>
          <table:table-cell office:value-type="float" office:value="2.19">
            <text:p>2,19E+000</text:p>
          </table:table-cell>
          <table:table-cell/>
          <table:table-cell table:formula="of:=[.H36]-0.377*([.I36]/0.106)^2" office:value-type="float" office:value="199.077100391598">
            <text:p>1,99E+002</text:p>
          </table:table-cell>
          <table:table-cell office:value-type="float" office:value="36400000000">
            <text:p>3,64E+010</text:p>
          </table:table-cell>
          <table:table-cell office:value-type="float" office:value="7.77">
            <text:p>7,77E+000</text:p>
          </table:table-cell>
        </table:table-row>
        <table:table-row table:style-name="ro1">
          <table:table-cell/>
          <table:table-cell office:value-type="string">
            <text:p>12</text:p>
          </table:table-cell>
          <table:table-cell office:value-type="string">
            <text:p>pressure varying : 0,8 Pa</text:p>
          </table:table-cell>
          <table:table-cell office:value-type="string">
            <text:p>10,5</text:p>
          </table:table-cell>
          <table:table-cell office:value-type="string">
            <text:p>285</text:p>
          </table:table-cell>
          <table:table-cell office:value-type="string">
            <text:p>He</text:p>
          </table:table-cell>
          <table:table-cell office:value-type="string">
            <text:p>0,8</text:p>
          </table:table-cell>
          <table:table-cell office:value-type="float" office:value="405">
            <text:p>4,05E+002</text:p>
          </table:table-cell>
          <table:table-cell office:value-type="float" office:value="2.47">
            <text:p>2,47E+000</text:p>
          </table:table-cell>
          <table:table-cell/>
          <table:table-cell table:formula="of:=[.H37]-0.377*([.I37]/0.106)^2" office:value-type="float" office:value="200.297321110715">
            <text:p>2,00E+002</text:p>
          </table:table-cell>
          <table:table-cell office:value-type="float" office:value="34500000000">
            <text:p>3,45E+010</text:p>
          </table:table-cell>
          <table:table-cell office:value-type="float" office:value="9.09">
            <text:p>9,09E+000</text:p>
          </table:table-cell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e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24"/>
        <table:table-column table:style-name="co27" table:default-cell-style-name="Default"/>
        <table:table-row table:style-name="ro1" table:number-rows-repeated="2">
          <table:table-cell table:number-columns-repeated="11"/>
          <table:table-cell table:style-name="Default"/>
          <table:table-cell/>
        </table:table-row>
        <table:table-row table:style-name="ro3">
          <table:table-cell table:style-name="ce21" office:value-type="string">
            <text:p>Filename</text:p>
          </table:table-cell>
          <table:table-cell table:style-name="ce21" office:value-type="string">
            <text:p>scan number</text:p>
          </table:table-cell>
          <table:table-cell table:style-name="ce21" office:value-type="string">
            <text:p>comment</text:p>
          </table:table-cell>
          <table:table-cell table:style-name="ce21" office:value-type="string">
            <text:p>Plasma size (cm)</text:p>
          </table:table-cell>
          <table:table-cell table:style-name="ce21" office:value-type="string">
            <text:p>Probe position mm</text:p>
          </table:table-cell>
          <table:table-cell table:style-name="ce21" office:value-type="string">
            <text:p>Gas</text:p>
          </table:table-cell>
          <table:table-cell table:style-name="ce21" office:value-type="string">
            <text:p>Pressure (Pa)</text:p>
          </table:table-cell>
          <table:table-cell table:style-name="ce22" office:value-type="string">
            <text:p>Injected Power(W) = FWD – REF</text:p>
          </table:table-cell>
          <table:table-cell table:style-name="ce22" office:value-type="string">
            <text:p>Ieff (en Volts </text:p>
            <text:p><text:s/>0,106V/A) <text:span text:style-name="T2">Without correction !</text:span></text:p>
          </table:table-cell>
          <table:table-cell table:style-name="ce22" office:value-type="string">
            <text:p>Resistance (Ohm)</text:p>
          </table:table-cell>
          <table:table-cell table:style-name="ce22" office:value-type="string">
            <text:p>Absorbed Power(W)</text:p>
          </table:table-cell>
          <table:table-cell table:style-name="ce22" office:value-type="string">
            <text:p>ne(cm-3)</text:p>
            <text:p>From software</text:p>
          </table:table-cell>
          <table:table-cell table:style-name="ce22" office:value-type="string">
            <text:p>Te(eV)</text:p>
            <text:p>From software</text:p>
          </table:table-cell>
        </table:table-row>
        <table:table-row table:style-name="ro1">
          <table:table-cell office:value-type="string">
            <text:p>23100601,lp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Failed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Failed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>
            <text:p>23100602,lp</text:p>
          </table:table-cell>
          <table:table-cell table:style-name="ce23" office:value-type="string">
            <text:p>1 – 15</text:p>
          </table:table-cell>
          <table:table-cell office:value-type="string">
            <text:p>Spatial mode : Check maximum of Ne to try being at the center then try to see if the approximation of constant Te was adequate</text:p>
          </table:table-cell>
          <table:table-cell office:value-type="float" office:value="10">
            <text:p>10</text:p>
          </table:table-cell>
          <table:table-cell office:value-type="string">
            <text:p>230-300</text:p>
          </table:table-cell>
          <table:table-cell office:value-type="string">
            <text:p>Ne</text:p>
          </table:table-cell>
          <table:table-cell table:style-name="ce27" office:value-type="float" office:value="2.5">
            <text:p>2,5</text:p>
          </table:table-cell>
          <table:table-cell office:value-type="float" office:value="201">
            <text:p>201</text:p>
          </table:table-cell>
          <table:table-cell office:value-type="float" office:value="1.595">
            <text:p>1,595</text:p>
          </table:table-cell>
          <table:table-cell office:value-type="float" office:value="0.365374609781478">
            <text:p>0,3653746098</text:p>
          </table:table-cell>
          <table:table-cell table:formula="of:= [.H9]-([.J9]*([.I9])*[.I9])/(0.106*0.106)" office:value-type="float" office:value="118.272860301769">
            <text:p>118,2728603018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Without plasma : The goal was to measure the resistance 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200">
            <text:p>200</text:p>
          </table:table-cell>
          <table:table-cell office:value-type="float" office:value="2.48">
            <text:p>2,48</text:p>
          </table:table-cell>
          <table:table-cell table:formula="of:=([.H10]*0.106*0.106)/([.I10]*[.I10])" office:value-type="float" office:value="0.365374609781478">
            <text:p>0,3653746098</text:p>
          </table:table-cell>
          <table:table-cell table:formula="of:= [.H10]-([.J10]*([.I10])*[.I10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23100603.lp</text:p>
          </table:table-cell>
          <table:table-cell office:value-type="float" office:value="1">
            <text:p>1</text:p>
          </table:table-cell>
          <table:table-cell office:value-type="string">
            <text:p>Test to check the maximal density position, it is 285 mm, BINGO !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2.01">
            <text:p>2,01</text:p>
          </table:table-cell>
          <table:table-cell office:value-type="float" office:value="100">
            <text:p>100</text:p>
          </table:table-cell>
          <table:table-cell table:style-name="ce27" office:value-type="float" office:value="1.38">
            <text:p>1,38</text:p>
          </table:table-cell>
          <table:table-cell office:value-type="float" office:value="0.365374609781478">
            <text:p>0,3653746098</text:p>
          </table:table-cell>
          <table:table-cell table:formula="of:= [.H11]-([.J11]*([.I11])*[.I11])/(0.106*0.106)" office:value-type="float" office:value="38.0723204994797">
            <text:p>38,0723204995</text:p>
          </table:table-cell>
          <table:table-cell table:style-name="Default"/>
          <table:table-cell/>
        </table:table-row>
        <table:table-row table:style-name="ro5">
          <table:table-cell office:value-type="string">
            <text:p>23100604.lp</text:p>
          </table:table-cell>
          <table:table-cell table:style-name="ce23" office:value-type="string">
            <text:p>1 – 2</text:p>
          </table:table-cell>
          <table:table-cell office:value-type="string">
            <text:p>Power from 100 to 1000W with a step of 100 at the beginning and then we might increase it later at a constant pressure<text:span text:style-name="T2"> (Dit it twice by mistake)</text:span>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200">
            <text:p>200</text:p>
          </table:table-cell>
          <table:table-cell office:value-type="float" office:value="1.59">
            <text:p>1,59</text:p>
          </table:table-cell>
          <table:table-cell office:value-type="float" office:value="0.365374609781478">
            <text:p>0,3653746098</text:p>
          </table:table-cell>
          <table:table-cell table:formula="of:= [.H12]-([.J12]*([.I12])*[.I12])/(0.106*0.106)" office:value-type="float" office:value="117.790712799167">
            <text:p>117,7907127992</text:p>
          </table:table-cell>
          <table:table-cell office:value-type="float" office:value="40300000000">
            <text:p>4,03E+010</text:p>
          </table:table-cell>
          <table:table-cell office:value-type="float" office:value="5.94">
            <text:p>5,9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300">
            <text:p>300</text:p>
          </table:table-cell>
          <table:table-cell office:value-type="float" office:value="1.78">
            <text:p>1,78</text:p>
          </table:table-cell>
          <table:table-cell office:value-type="float" office:value="0.365374609781478">
            <text:p>0,3653746098</text:p>
          </table:table-cell>
          <table:table-cell table:formula="of:= [.H13]-([.J13]*([.I13])*[.I13])/(0.106*0.106)" office:value-type="float" office:value="196.969302809573">
            <text:p>196,9693028096</text:p>
          </table:table-cell>
          <table:table-cell office:value-type="float" office:value="62000000000">
            <text:p>6,20E+010</text:p>
          </table:table-cell>
          <table:table-cell office:value-type="float" office:value="6.17">
            <text:p>6,1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400">
            <text:p>400</text:p>
          </table:table-cell>
          <table:table-cell table:style-name="ce27" office:value-type="float" office:value="1.97">
            <text:p>1,97</text:p>
          </table:table-cell>
          <table:table-cell office:value-type="float" office:value="0.365374609781478">
            <text:p>0,3653746098</text:p>
          </table:table-cell>
          <table:table-cell table:formula="of:= [.H14]-([.J14]*([.I14])*[.I14])/(0.106*0.106)" office:value-type="float" office:value="273.800078043704">
            <text:p>273,8000780437</text:p>
          </table:table-cell>
          <table:table-cell office:value-type="float" office:value="88500000000">
            <text:p>8,85E+010</text:p>
          </table:table-cell>
          <table:table-cell table:style-name="ce27" office:value-type="float" office:value="6.28">
            <text:p>6,2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500">
            <text:p>500</text:p>
          </table:table-cell>
          <table:table-cell office:value-type="float" office:value="2.14">
            <text:p>2,14</text:p>
          </table:table-cell>
          <table:table-cell office:value-type="float" office:value="0.365374609781478">
            <text:p>0,3653746098</text:p>
          </table:table-cell>
          <table:table-cell table:formula="of:= [.H15]-([.J15]*([.I15])*[.I15])/(0.106*0.106)" office:value-type="float" office:value="351.079604578564">
            <text:p>351,0796045786</text:p>
          </table:table-cell>
          <table:table-cell office:value-type="float" office:value="105000000000">
            <text:p>1,05E+011</text:p>
          </table:table-cell>
          <table:table-cell office:value-type="float" office:value="6.43">
            <text:p>6,4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600">
            <text:p>600</text:p>
          </table:table-cell>
          <table:table-cell office:value-type="float" office:value="2.3">
            <text:p>2,3</text:p>
          </table:table-cell>
          <table:table-cell office:value-type="float" office:value="0.365374609781478">
            <text:p>0,3653746098</text:p>
          </table:table-cell>
          <table:table-cell table:formula="of:= [.H16]-([.J16]*([.I16])*[.I16])/(0.106*0.106)" office:value-type="float" office:value="427.97866805411">
            <text:p>427,9786680541</text:p>
          </table:table-cell>
          <table:table-cell office:value-type="float" office:value="130000000000">
            <text:p>1,30E+011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700">
            <text:p>700</text:p>
          </table:table-cell>
          <table:table-cell office:value-type="float" office:value="2.46">
            <text:p>2,46</text:p>
          </table:table-cell>
          <table:table-cell office:value-type="float" office:value="0.365374609781478">
            <text:p>0,3653746098</text:p>
          </table:table-cell>
          <table:table-cell table:formula="of:= [.H17]-([.J17]*([.I17])*[.I17])/(0.106*0.106)" office:value-type="float" office:value="503.212799167534">
            <text:p>503,2127991675</text:p>
          </table:table-cell>
          <table:table-cell office:value-type="float" office:value="144000000000">
            <text:p>1,44E+011</text:p>
          </table:table-cell>
          <table:table-cell office:value-type="float" office:value="6.63">
            <text:p>6,6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800">
            <text:p>800</text:p>
          </table:table-cell>
          <table:table-cell office:value-type="float" office:value="2.61">
            <text:p>2,61</text:p>
          </table:table-cell>
          <table:table-cell office:value-type="float" office:value="0.365374609781478">
            <text:p>0,3653746098</text:p>
          </table:table-cell>
          <table:table-cell table:formula="of:= [.H18]-([.J18]*([.I18])*[.I18])/(0.106*0.106)" office:value-type="float" office:value="578.482700312175">
            <text:p>578,4827003122</text:p>
          </table:table-cell>
          <table:table-cell office:value-type="float" office:value="166000000000">
            <text:p>1,66E+011</text:p>
          </table:table-cell>
          <table:table-cell office:value-type="float" office:value="6.74">
            <text:p>6,7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900">
            <text:p>900</text:p>
          </table:table-cell>
          <table:table-cell office:value-type="float" office:value="2.73">
            <text:p>2,73</text:p>
          </table:table-cell>
          <table:table-cell office:value-type="float" office:value="0.365374609781478">
            <text:p>0,3653746098</text:p>
          </table:table-cell>
          <table:table-cell table:formula="of:= [.H19]-([.J19]*([.I19])*[.I19])/(0.106*0.106)" office:value-type="float" office:value="657.645031217482">
            <text:p>657,6450312175</text:p>
          </table:table-cell>
          <table:table-cell office:value-type="float" office:value="186000000000">
            <text:p>1,86E+011</text:p>
          </table:table-cell>
          <table:table-cell office:value-type="float" office:value="6.87">
            <text:p>6,8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6" office:value-type="string">
            <text:p>At the end, we kept the step as it is !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/>
          <table:table-cell office:value-type="float" office:value="995">
            <text:p>995</text:p>
          </table:table-cell>
          <table:table-cell office:value-type="float" office:value="2.85">
            <text:p>2,85</text:p>
          </table:table-cell>
          <table:table-cell office:value-type="float" office:value="0.365374609781478">
            <text:p>0,3653746098</text:p>
          </table:table-cell>
          <table:table-cell table:formula="of:= [.H20]-([.J20]*([.I20])*[.I20])/(0.106*0.106)" office:value-type="float" office:value="730.870837669094">
            <text:p>730,8708376691</text:p>
          </table:table-cell>
          <table:table-cell office:value-type="float" office:value="203000000000">
            <text:p>2,03E+011</text:p>
          </table:table-cell>
          <table:table-cell office:value-type="float" office:value="7.02">
            <text:p>7,02</text:p>
          </table:table-cell>
        </table:table-row>
        <table:table-row table:style-name="ro1">
          <table:table-cell office:value-type="string">
            <text:p>23100605.lp</text:p>
          </table:table-cell>
          <table:table-cell office:value-type="float" office:value="1">
            <text:p>1</text:p>
          </table:table-cell>
          <table:table-cell office:value-type="string">
            <text:p>Power Scan STOP ; Pressure Scan START at constant power of 200W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0.69">
            <text:p>0,69</text:p>
          </table:table-cell>
          <table:table-cell office:value-type="float" office:value="335">
            <text:p>335</text:p>
          </table:table-cell>
          <table:table-cell table:style-name="ce27" office:value-type="float" office:value="2.04">
            <text:p>2,04</text:p>
          </table:table-cell>
          <table:table-cell office:value-type="float" office:value="0.365374609781478">
            <text:p>0,3653746098</text:p>
          </table:table-cell>
          <table:table-cell table:formula="of:= [.H21]-([.J21]*([.I21])*[.I21])/(0.106*0.106)" office:value-type="float" office:value="199.672216441207">
            <text:p>199,6722164412</text:p>
          </table:table-cell>
          <table:table-cell office:value-type="float" office:value="38100000000">
            <text:p>3,81E+01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0.81">
            <text:p>0,8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0.365374609781478">
            <text:p>0,3653746098</text:p>
          </table:table-cell>
          <table:table-cell table:formula="of:= [.H22]-([.J22]*([.I22])*[.I22])/(0.106*0.106)" office:value-type="float" office:value="199.927159209157">
            <text:p>199,9271592092</text:p>
          </table:table-cell>
          <table:table-cell office:value-type="float" office:value="42600000000">
            <text:p>4,26E+010</text:p>
          </table:table-cell>
          <table:table-cell office:value-type="float" office:value="8.56">
            <text:p>8,5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1.96">
            <text:p>1,96</text:p>
          </table:table-cell>
          <table:table-cell office:value-type="float" office:value="0.365374609781478">
            <text:p>0,3653746098</text:p>
          </table:table-cell>
          <table:table-cell table:formula="of:= [.H23]-([.J23]*([.I23])*[.I23])/(0.106*0.106)" office:value-type="float" office:value="200.078043704474">
            <text:p>200,0780437045</text:p>
          </table:table-cell>
          <table:table-cell office:value-type="float" office:value="47800000000">
            <text:p>4,78E+010</text:p>
          </table:table-cell>
          <table:table-cell office:value-type="float" office:value="8.01">
            <text:p>8,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.19">
            <text:p>1,19</text:p>
          </table:table-cell>
          <table:table-cell office:value-type="float" office:value="319">
            <text:p>319</text:p>
          </table:table-cell>
          <table:table-cell office:value-type="float" office:value="1.91">
            <text:p>1,91</text:p>
          </table:table-cell>
          <table:table-cell office:value-type="float" office:value="0.365374609781478">
            <text:p>0,3653746098</text:p>
          </table:table-cell>
          <table:table-cell table:formula="of:= [.H24]-([.J24]*([.I24])*[.I24])/(0.106*0.106)" office:value-type="float" office:value="200.370317377731">
            <text:p>200,3703173777</text:p>
          </table:table-cell>
          <table:table-cell office:value-type="float" office:value="52400000000">
            <text:p>5,24E+010</text:p>
          </table:table-cell>
          <table:table-cell office:value-type="float" office:value="7.6">
            <text:p>7,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.4">
            <text:p>1,4</text:p>
          </table:table-cell>
          <table:table-cell office:value-type="float" office:value="313">
            <text:p>313</text:p>
          </table:table-cell>
          <table:table-cell office:value-type="float" office:value="1.86">
            <text:p>1,86</text:p>
          </table:table-cell>
          <table:table-cell office:value-type="float" office:value="0.365374609781478">
            <text:p>0,3653746098</text:p>
          </table:table-cell>
          <table:table-cell table:formula="of:= [.H25]-([.J25]*([.I25])*[.I25])/(0.106*0.106)" office:value-type="float" office:value="200.5">
            <text:p>200,5</text:p>
          </table:table-cell>
          <table:table-cell office:value-type="float" office:value="57200000000">
            <text:p>5,72E+010</text:p>
          </table:table-cell>
          <table:table-cell office:value-type="float" office:value="7.07">
            <text:p>7,0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2.03">
            <text:p>2,03</text:p>
          </table:table-cell>
          <table:table-cell office:value-type="float" office:value="306">
            <text:p>306</text:p>
          </table:table-cell>
          <table:table-cell office:value-type="float" office:value="1.8">
            <text:p>1,8</text:p>
          </table:table-cell>
          <table:table-cell office:value-type="float" office:value="0.365374609781478">
            <text:p>0,3653746098</text:p>
          </table:table-cell>
          <table:table-cell table:formula="of:= [.H26]-([.J26]*([.I26])*[.I26])/(0.106*0.106)" office:value-type="float" office:value="200.640998959417">
            <text:p>200,6409989594</text:p>
          </table:table-cell>
          <table:table-cell office:value-type="float" office:value="65000000000">
            <text:p>6,50E+010</text:p>
          </table:table-cell>
          <table:table-cell office:value-type="float" office:value="6.38">
            <text:p>6,38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3.05">
            <text:p>3,05</text:p>
          </table:table-cell>
          <table:table-cell office:value-type="float" office:value="297">
            <text:p>297</text:p>
          </table:table-cell>
          <table:table-cell office:value-type="float" office:value="1.73">
            <text:p>1,73</text:p>
          </table:table-cell>
          <table:table-cell office:value-type="float" office:value="0.365374609781478">
            <text:p>0,3653746098</text:p>
          </table:table-cell>
          <table:table-cell table:formula="of:= [.H27]-([.J27]*([.I27])*[.I27])/(0.106*0.106)" office:value-type="float" office:value="199.676248699272">
            <text:p>199,6762486993</text:p>
          </table:table-cell>
          <table:table-cell office:value-type="float" office:value="74100000000">
            <text:p>7,41E+010</text:p>
          </table:table-cell>
          <table:table-cell office:value-type="float" office:value="5.67">
            <text:p>5,6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1.69">
            <text:p>1,69</text:p>
          </table:table-cell>
          <table:table-cell office:value-type="float" office:value="0.365374609781478">
            <text:p>0,3653746098</text:p>
          </table:table-cell>
          <table:table-cell table:formula="of:= [.H28]-([.J28]*([.I28])*[.I28])/(0.106*0.106)" office:value-type="float" office:value="200.124739854318">
            <text:p>200,1247398543</text:p>
          </table:table-cell>
          <table:table-cell office:value-type="float" office:value="88800000000">
            <text:p>8,88E+010</text:p>
          </table:table-cell>
          <table:table-cell office:value-type="float" office:value="5.36">
            <text:p>5,3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1.67">
            <text:p>1,67</text:p>
          </table:table-cell>
          <table:table-cell office:value-type="float" office:value="0.365374609781478">
            <text:p>0,3653746098</text:p>
          </table:table-cell>
          <table:table-cell table:formula="of:= [.H29]-([.J29]*([.I29])*[.I29])/(0.106*0.106)" office:value-type="float" office:value="200.309963579604">
            <text:p>200,3099635796</text:p>
          </table:table-cell>
          <table:table-cell office:value-type="float" office:value="109000000000">
            <text:p>1,09E+011</text:p>
          </table:table-cell>
          <table:table-cell office:value-type="float" office:value="5.06">
            <text:p>5,06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6.04">
            <text:p>6,04</text:p>
          </table:table-cell>
          <table:table-cell office:value-type="float" office:value="288">
            <text:p>288</text:p>
          </table:table-cell>
          <table:table-cell office:value-type="float" office:value="1.64">
            <text:p>1,64</text:p>
          </table:table-cell>
          <table:table-cell office:value-type="float" office:value="0.365374609781478">
            <text:p>0,3653746098</text:p>
          </table:table-cell>
          <table:table-cell table:formula="of:= [.H30]-([.J30]*([.I30])*[.I30])/(0.106*0.106)" office:value-type="float" office:value="200.539021852237">
            <text:p>200,5390218522</text:p>
          </table:table-cell>
          <table:table-cell office:value-type="float" office:value="118000000000">
            <text:p>1,18E+011</text:p>
          </table:table-cell>
          <table:table-cell office:value-type="float" office:value="4.87">
            <text:p>4,8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7.58">
            <text:p>7,58</text:p>
          </table:table-cell>
          <table:table-cell office:value-type="float" office:value="278">
            <text:p>278</text:p>
          </table:table-cell>
          <table:table-cell office:value-type="float" office:value="1.55">
            <text:p>1,55</text:p>
          </table:table-cell>
          <table:table-cell office:value-type="float" office:value="0.365374609781478">
            <text:p>0,3653746098</text:p>
          </table:table-cell>
          <table:table-cell table:formula="of:= [.H31]-([.J31]*([.I31])*[.I31])/(0.106*0.106)" office:value-type="float" office:value="199.875">
            <text:p>199,875</text:p>
          </table:table-cell>
          <table:table-cell office:value-type="float" office:value="136000000000">
            <text:p>1,36E+011</text:p>
          </table:table-cell>
          <table:table-cell office:value-type="float" office:value="4.67">
            <text:p>4,67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8.33">
            <text:p>8,33</text:p>
          </table:table-cell>
          <table:table-cell office:value-type="float" office:value="278">
            <text:p>278</text:p>
          </table:table-cell>
          <table:table-cell office:value-type="float" office:value="1.54">
            <text:p>1,54</text:p>
          </table:table-cell>
          <table:table-cell office:value-type="float" office:value="0.365374609781478">
            <text:p>0,3653746098</text:p>
          </table:table-cell>
          <table:table-cell table:formula="of:= [.H32]-([.J32]*([.I32])*[.I32])/(0.106*0.106)" office:value-type="float" office:value="200.879812695109">
            <text:p>200,8798126951</text:p>
          </table:table-cell>
          <table:table-cell office:value-type="float" office:value="160000000000">
            <text:p>1,60E+011</text:p>
          </table:table-cell>
          <table:table-cell office:value-type="float" office:value="4.6">
            <text:p>4,6</text:p>
          </table:table-cell>
        </table:table-row>
        <table:table-row table:style-name="ro1">
          <table:table-cell table:number-columns-repeated="2"/>
          <table:table-cell office:value-type="string">
            <text:p>Temperature drop, retry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71">
            <text:p>271</text:p>
          </table:table-cell>
          <table:table-cell office:value-type="float" office:value="1.48">
            <text:p>1,48</text:p>
          </table:table-cell>
          <table:table-cell office:value-type="float" office:value="0.365374609781478">
            <text:p>0,3653746098</text:p>
          </table:table-cell>
          <table:table-cell table:formula="of:= [.H33]-([.J33]*([.I33])*[.I33])/(0.106*0.106)" office:value-type="float" office:value="199.772112382934">
            <text:p>199,7721123829</text:p>
          </table:table-cell>
          <table:table-cell office:value-type="float" office:value="179000000000">
            <text:p>1,79E+011</text:p>
          </table:table-cell>
          <table:table-cell office:value-type="float" office:value="4.08">
            <text:p>4,08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/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73">
            <text:p>273</text:p>
          </table:table-cell>
          <table:table-cell office:value-type="float" office:value="1.5">
            <text:p>1,5</text:p>
          </table:table-cell>
          <table:table-cell office:value-type="float" office:value="0.365374609781478">
            <text:p>0,3653746098</text:p>
          </table:table-cell>
          <table:table-cell table:formula="of:= [.H34]-([.J34]*([.I34])*[.I34])/(0.106*0.106)" office:value-type="float" office:value="199.834027055151">
            <text:p>199,8340270552</text:p>
          </table:table-cell>
          <table:table-cell office:value-type="float" office:value="193000000000">
            <text:p>1,93E+011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  <table:table-cell office:value-type="float" office:value="1.49">
            <text:p>1,49</text:p>
          </table:table-cell>
          <table:table-cell office:value-type="float" office:value="0.365374609781478">
            <text:p>0,3653746098</text:p>
          </table:table-cell>
          <table:table-cell table:formula="of:= [.H35]-([.J35]*([.I35])*[.I35])/(0.106*0.106)" office:value-type="float" office:value="199.806321540062">
            <text:p>199,8063215401</text:p>
          </table:table-cell>
          <table:table-cell office:value-type="float" office:value="191000000000">
            <text:p>1,91E+011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6]-([.J36]*([.I36])*[.I36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7]-([.J37]*([.I37])*[.I37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8]-([.J38]*([.I38])*[.I38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39]-([.J39]*([.I39])*[.I39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0]-([.J40]*([.I40])*[.I40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1]-([.J41]*([.I41])*[.I41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2]-([.J42]*([.I42])*[.I42])/(0.106*0.106)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number-columns-repeated="2"/>
          <table:table-cell office:value-type="float" office:value="0.365374609781478">
            <text:p>0,3653746098</text:p>
          </table:table-cell>
          <table:table-cell table:formula="of:= [.H43]-([.J43]*([.I43])*[.I43])/(0.106*0.106)" office:value-type="float" office:value="0">
            <text:p>0</text:p>
          </table:table-cell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/10/2023</text:date>, <text:time>12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00:23.10</meta:creation-date>
    <dc:date>2023-10-16T12:48:32.57</dc:date>
    <meta:editing-duration>P3DT13H46M51S</meta:editing-duration>
    <meta:editing-cycles>26</meta:editing-cycles>
    <meta:generator>OpenOffice/4.1.1$Win32 OpenOffice.org_project/411m6$Build-9775</meta:generator>
    <meta:document-statistic meta:table-count="4" meta:cell-count="1188" meta:object-count="0"/>
  </office:meta>
</office:document-meta>
</file>